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41968" calcext:value-type="float">
            <text:p>212.3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3408" calcext:value-type="float">
            <text:p>212.4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232" calcext:value-type="float">
            <text:p>212.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5368" calcext:value-type="float">
            <text:p>212.8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4616" calcext:value-type="float">
            <text:p>212.9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05264" calcext:value-type="float">
            <text:p>212.8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0712" calcext:value-type="float">
            <text:p>212.9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23424" calcext:value-type="float">
            <text:p>213.3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52608" calcext:value-type="float">
            <text:p>213.6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0624" calcext:value-type="float">
            <text:p>213.7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1584" calcext:value-type="float">
            <text:p>213.8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45344" calcext:value-type="float">
            <text:p>213.4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0336" calcext:value-type="float">
            <text:p>213.0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14" calcext:value-type="float">
            <text:p>213.1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95408" calcext:value-type="float">
            <text:p>213.1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6264" calcext:value-type="float">
            <text:p>213.1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23424" calcext:value-type="float">
            <text:p>213.3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1776" calcext:value-type="float">
            <text:p>213.0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45344" calcext:value-type="float">
            <text:p>213.4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12984" calcext:value-type="float">
            <text:p>213.6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8536" calcext:value-type="float">
            <text:p>213.8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39248" calcext:value-type="float">
            <text:p>213.4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0272" calcext:value-type="float">
            <text:p>213.2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3464" calcext:value-type="float">
            <text:p>213.6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0768" calcext:value-type="float">
            <text:p>214.1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9612" calcext:value-type="float">
            <text:p>212.7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1568" calcext:value-type="float">
            <text:p>212.9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86392" calcext:value-type="float">
            <text:p>212.6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25432" calcext:value-type="float">
            <text:p>212.6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42424" calcext:value-type="float">
            <text:p>212.9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84512" calcext:value-type="float">
            <text:p>212.8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49816" calcext:value-type="float">
            <text:p>212.6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29064" calcext:value-type="float">
            <text:p>212.7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6848" calcext:value-type="float">
            <text:p>213.2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73032" calcext:value-type="float">
            <text:p>212.4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87432" calcext:value-type="float">
            <text:p>213.3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6536" calcext:value-type="float">
            <text:p>213.0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99168" calcext:value-type="float">
            <text:p>212.7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32696" calcext:value-type="float">
            <text:p>212.8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6752" calcext:value-type="float">
            <text:p>212.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1632" calcext:value-type="float">
            <text:p>212.7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49816" calcext:value-type="float">
            <text:p>212.6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7288" calcext:value-type="float">
            <text:p>212.9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7664" calcext:value-type="float">
            <text:p>212.9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6496" calcext:value-type="float">
            <text:p>212.7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8088" calcext:value-type="float">
            <text:p>212.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48648" calcext:value-type="float">
            <text:p>212.4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3448" calcext:value-type="float">
            <text:p>212.7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72904" calcext:value-type="float">
            <text:p>212.9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664" calcext:value-type="float">
            <text:p>213.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29776" calcext:value-type="float">
            <text:p>212.3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35288" calcext:value-type="float">
            <text:p>212.2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21216" calcext:value-type="float">
            <text:p>212.4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79712" calcext:value-type="float">
            <text:p>212.5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38208" calcext:value-type="float">
            <text:p>212.7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6432" calcext:value-type="float">
            <text:p>213.0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804" calcext:value-type="float">
            <text:p>212.9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05264" calcext:value-type="float">
            <text:p>212.8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5368" calcext:value-type="float">
            <text:p>212.8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0336" calcext:value-type="float">
            <text:p>213.0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362" calcext:value-type="float">
            <text:p>213.4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0416" calcext:value-type="float">
            <text:p>213.6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0288" calcext:value-type="float">
            <text:p>214.1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292" calcext:value-type="float">
            <text:p>213.8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124" calcext:value-type="float">
            <text:p>213.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6848" calcext:value-type="float">
            <text:p>213.2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06304" calcext:value-type="float">
            <text:p>213.5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1156" calcext:value-type="float">
            <text:p>214.4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4632" calcext:value-type="float">
            <text:p>213.8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0912" calcext:value-type="float">
            <text:p>214.5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83544" calcext:value-type="float">
            <text:p>214.2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08056" calcext:value-type="float">
            <text:p>213.8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856" calcext:value-type="float">
            <text:p>213.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2464" calcext:value-type="float">
            <text:p>213.2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004" calcext:value-type="float">
            <text:p>213.6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2096" calcext:value-type="float">
            <text:p>213.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9184" calcext:value-type="float">
            <text:p>213.6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8248" calcext:value-type="float">
            <text:p>213.0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93528" calcext:value-type="float">
            <text:p>213.3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63176" calcext:value-type="float">
            <text:p>212.8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808" calcext:value-type="float">
            <text:p>213.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1192" calcext:value-type="float">
            <text:p>212.9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1944" calcext:value-type="float">
            <text:p>212.9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1088" calcext:value-type="float">
            <text:p>212.9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7128" calcext:value-type="float">
            <text:p>212.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1736" calcext:value-type="float">
            <text:p>212.7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3488" calcext:value-type="float">
            <text:p>213.0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7664" calcext:value-type="float">
            <text:p>212.9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71608" calcext:value-type="float">
            <text:p>213.2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29064" calcext:value-type="float">
            <text:p>212.7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75952" calcext:value-type="float">
            <text:p>212.9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528" calcext:value-type="float">
            <text:p>213.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23552" calcext:value-type="float">
            <text:p>212.8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804" calcext:value-type="float">
            <text:p>212.9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0488" calcext:value-type="float">
            <text:p>211.9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74912" calcext:value-type="float">
            <text:p>212.2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08" calcext:value-type="float">
            <text:p>212.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41384" calcext:value-type="float">
            <text:p>212.2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32368" calcext:value-type="float">
            <text:p>211.7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3788" calcext:value-type="float">
            <text:p>211.6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6168" calcext:value-type="float">
            <text:p>211.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04352" calcext:value-type="float">
            <text:p>211.6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95208" calcext:value-type="float">
            <text:p>211.5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15832" calcext:value-type="float">
            <text:p>212.0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29192" calcext:value-type="float">
            <text:p>212.2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8652" calcext:value-type="float">
            <text:p>212.1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18296" calcext:value-type="float">
            <text:p>211.9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5792" calcext:value-type="float">
            <text:p>211.6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40928" calcext:value-type="float">
            <text:p>211.6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83016" calcext:value-type="float">
            <text:p>211.5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84184" calcext:value-type="float">
            <text:p>211.7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44432" calcext:value-type="float">
            <text:p>212.2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38336" calcext:value-type="float">
            <text:p>212.2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9232" calcext:value-type="float">
            <text:p>212.5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3136" calcext:value-type="float">
            <text:p>212.5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66936" calcext:value-type="float">
            <text:p>212.4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00592" calcext:value-type="float">
            <text:p>212.0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65768" calcext:value-type="float">
            <text:p>212.2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0488" calcext:value-type="float">
            <text:p>211.9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87232" calcext:value-type="float">
            <text:p>211.7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9256" calcext:value-type="float">
            <text:p>211.9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3808" calcext:value-type="float">
            <text:p>211.8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81008" calcext:value-type="float">
            <text:p>212.2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6104" calcext:value-type="float">
            <text:p>211.9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87816" calcext:value-type="float">
            <text:p>211.8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35416" calcext:value-type="float">
            <text:p>211.7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3872" calcext:value-type="float">
            <text:p>211.5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3872" calcext:value-type="float">
            <text:p>211.5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57464" calcext:value-type="float">
            <text:p>211.3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4792" calcext:value-type="float">
            <text:p>211.3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69072" calcext:value-type="float">
            <text:p>211.2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4792" calcext:value-type="float">
            <text:p>211.3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026" calcext:value-type="float">
            <text:p>211.3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21472" calcext:value-type="float">
            <text:p>211.4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25232" calcext:value-type="float">
            <text:p>211.0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6776" calcext:value-type="float">
            <text:p>211.1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84184" calcext:value-type="float">
            <text:p>211.7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76792" calcext:value-type="float">
            <text:p>212.0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46896" calcext:value-type="float">
            <text:p>212.1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77376" calcext:value-type="float">
            <text:p>212.1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7168" calcext:value-type="float">
            <text:p>212.0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7168" calcext:value-type="float">
            <text:p>212.0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792" calcext:value-type="float">
            <text:p>211.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4872" calcext:value-type="float">
            <text:p>211.9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3412" calcext:value-type="float">
            <text:p>212.0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076" calcext:value-type="float">
            <text:p>211.8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6544" calcext:value-type="float">
            <text:p>211.6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6836" calcext:value-type="float">
            <text:p>211.6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4224" calcext:value-type="float">
            <text:p>212.1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88984" calcext:value-type="float">
            <text:p>212.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57208" calcext:value-type="float">
            <text:p>212.3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95664" calcext:value-type="float">
            <text:p>212.1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4748" calcext:value-type="float">
            <text:p>212.2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0336" calcext:value-type="float">
            <text:p>213.0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12656" calcext:value-type="float">
            <text:p>212.5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11488" calcext:value-type="float">
            <text:p>212.3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218" calcext:value-type="float">
            <text:p>212.5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44432" calcext:value-type="float">
            <text:p>212.2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35288" calcext:value-type="float">
            <text:p>212.2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34576" calcext:value-type="float">
            <text:p>212.6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6456" calcext:value-type="float">
            <text:p>212.4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12072" calcext:value-type="float">
            <text:p>212.4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0656" calcext:value-type="float">
            <text:p>212.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2848" calcext:value-type="float">
            <text:p>212.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34576" calcext:value-type="float">
            <text:p>212.6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86392" calcext:value-type="float">
            <text:p>212.6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13824" calcext:value-type="float">
            <text:p>212.7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8" calcext:value-type="float">
            <text:p>212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7728" calcext:value-type="float">
            <text:p>212.7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1944" calcext:value-type="float">
            <text:p>212.9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58832" calcext:value-type="float">
            <text:p>213.1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6168" calcext:value-type="float">
            <text:p>211.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78088" calcext:value-type="float">
            <text:p>211.7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66936" calcext:value-type="float">
            <text:p>212.4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04" calcext:value-type="float">
            <text:p>212.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04552" calcext:value-type="float">
            <text:p>213.2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0088" calcext:value-type="float">
            <text:p>212.5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3136" calcext:value-type="float">
            <text:p>212.5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7608" calcext:value-type="float">
            <text:p>212.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6752" calcext:value-type="float">
            <text:p>212.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80296" calcext:value-type="float">
            <text:p>212.6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8896" calcext:value-type="float">
            <text:p>212.9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2464" calcext:value-type="float">
            <text:p>213.2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81336" calcext:value-type="float">
            <text:p>213.3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25888" calcext:value-type="float">
            <text:p>213.2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84968" calcext:value-type="float">
            <text:p>213.4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05136" calcext:value-type="float">
            <text:p>213.3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0272" calcext:value-type="float">
            <text:p>213.2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1024" calcext:value-type="float">
            <text:p>213.1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2064" calcext:value-type="float">
            <text:p>213.8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816" calcext:value-type="float">
            <text:p>213.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77704" calcext:value-type="float">
            <text:p>213.2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79" calcext:value-type="float">
            <text:p>212.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20504" calcext:value-type="float">
            <text:p>212.8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10904" calcext:value-type="float">
            <text:p>212.2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7272" calcext:value-type="float">
            <text:p>212.1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1176" calcext:value-type="float">
            <text:p>212.1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33536" calcext:value-type="float">
            <text:p>211.9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7272" calcext:value-type="float">
            <text:p>212.1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60256" calcext:value-type="float">
            <text:p>212.3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81008" calcext:value-type="float">
            <text:p>212.2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96832" calcext:value-type="float">
            <text:p>212.3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6288" calcext:value-type="float">
            <text:p>212.6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694" calcext:value-type="float">
            <text:p>212.3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94368" calcext:value-type="float">
            <text:p>212.4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88856" calcext:value-type="float">
            <text:p>212.5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6752" calcext:value-type="float">
            <text:p>212.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0088" calcext:value-type="float">
            <text:p>212.5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57792" calcext:value-type="float">
            <text:p>212.4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05976" calcext:value-type="float">
            <text:p>212.4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42552" calcext:value-type="float">
            <text:p>212.4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66352" calcext:value-type="float">
            <text:p>212.3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29776" calcext:value-type="float">
            <text:p>212.3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646" calcext:value-type="float">
            <text:p>212.0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38336" calcext:value-type="float">
            <text:p>212.2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52992" calcext:value-type="float">
            <text:p>212.1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65768" calcext:value-type="float">
            <text:p>212.2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34704" calcext:value-type="float">
            <text:p>212.1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9988" calcext:value-type="float">
            <text:p>212.3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92488" calcext:value-type="float">
            <text:p>212.6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05976" calcext:value-type="float">
            <text:p>212.4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90152" calcext:value-type="float">
            <text:p>212.2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62008" calcext:value-type="float">
            <text:p>212.6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6184" calcext:value-type="float">
            <text:p>212.5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324" calcext:value-type="float">
            <text:p>212.6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9132" calcext:value-type="float">
            <text:p>212.4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704" calcext:value-type="float">
            <text:p>212.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27896" calcext:value-type="float">
            <text:p>212.5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036" calcext:value-type="float">
            <text:p>212.4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9988" calcext:value-type="float">
            <text:p>212.3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34576" calcext:value-type="float">
            <text:p>212.6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8088" calcext:value-type="float">
            <text:p>212.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40088" calcext:value-type="float">
            <text:p>212.5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232" calcext:value-type="float">
            <text:p>212.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73616" calcext:value-type="float">
            <text:p>212.5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4372" calcext:value-type="float">
            <text:p>212.6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83928" calcext:value-type="float">
            <text:p>212.7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54032" calcext:value-type="float">
            <text:p>212.8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8144" calcext:value-type="float">
            <text:p>212.9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92488" calcext:value-type="float">
            <text:p>212.6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6496" calcext:value-type="float">
            <text:p>212.7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04" calcext:value-type="float">
            <text:p>212.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48" calcext:value-type="float">
            <text:p>213.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56952" calcext:value-type="float">
            <text:p>213.3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5144" calcext:value-type="float">
            <text:p>213.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54488" calcext:value-type="float">
            <text:p>213.4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6" calcext:value-type="float">
            <text:p>213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7224" calcext:value-type="float">
            <text:p>213.2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9896" calcext:value-type="float">
            <text:p>213.2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076" calcext:value-type="float">
            <text:p>213.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3112" calcext:value-type="float">
            <text:p>213.1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6056" calcext:value-type="float">
            <text:p>213.0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44888" calcext:value-type="float">
            <text:p>212.8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68688" calcext:value-type="float">
            <text:p>212.7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04552" calcext:value-type="float">
            <text:p>213.2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46312" calcext:value-type="float">
            <text:p>212.0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8896" calcext:value-type="float">
            <text:p>212.9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44888" calcext:value-type="float">
            <text:p>212.8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1088" calcext:value-type="float">
            <text:p>212.9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5032" calcext:value-type="float">
            <text:p>213.2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69144" calcext:value-type="float">
            <text:p>213.3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95992" calcext:value-type="float">
            <text:p>213.2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4344" calcext:value-type="float">
            <text:p>213.0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328" calcext:value-type="float">
            <text:p>212.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1568" calcext:value-type="float">
            <text:p>212.9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0192" calcext:value-type="float">
            <text:p>212.6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742" calcext:value-type="float">
            <text:p>212.6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04096" calcext:value-type="float">
            <text:p>212.6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49816" calcext:value-type="float">
            <text:p>212.6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52864" calcext:value-type="float">
            <text:p>212.6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33408" calcext:value-type="float">
            <text:p>212.4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1904" calcext:value-type="float">
            <text:p>212.5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4952" calcext:value-type="float">
            <text:p>212.5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3892" calcext:value-type="float">
            <text:p>212.3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68232" calcext:value-type="float">
            <text:p>212.1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17584" calcext:value-type="float">
            <text:p>212.3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8608" calcext:value-type="float">
            <text:p>212.1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15248" calcext:value-type="float">
            <text:p>211.9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8172" calcext:value-type="float">
            <text:p>211.8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2952" calcext:value-type="float">
            <text:p>211.8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792" calcext:value-type="float">
            <text:p>211.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13368" calcext:value-type="float">
            <text:p>212.1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308" calcext:value-type="float">
            <text:p>211.3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22056" calcext:value-type="float">
            <text:p>211.5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45728" calcext:value-type="float">
            <text:p>211.9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52408" calcext:value-type="float">
            <text:p>212.0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9256" calcext:value-type="float">
            <text:p>211.9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07856" calcext:value-type="float">
            <text:p>212.2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6" calcext:value-type="float">
            <text:p>211.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11032" calcext:value-type="float">
            <text:p>211.7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86064" calcext:value-type="float">
            <text:p>211.5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34248" calcext:value-type="float">
            <text:p>211.5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0344" calcext:value-type="float">
            <text:p>211.5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36" calcext:value-type="float">
            <text:p>211.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01888" calcext:value-type="float">
            <text:p>211.7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552" calcext:value-type="float">
            <text:p>211.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38464" calcext:value-type="float">
            <text:p>211.7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692" calcext:value-type="float">
            <text:p>211.5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65312" calcext:value-type="float">
            <text:p>211.6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07984" calcext:value-type="float">
            <text:p>211.7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65312" calcext:value-type="float">
            <text:p>211.6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6168" calcext:value-type="float">
            <text:p>211.6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71408" calcext:value-type="float">
            <text:p>211.6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836" calcext:value-type="float">
            <text:p>211.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884" calcext:value-type="float">
            <text:p>211.6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6168" calcext:value-type="float">
            <text:p>211.6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48192" calcext:value-type="float">
            <text:p>211.8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95664" calcext:value-type="float">
            <text:p>212.1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07272" calcext:value-type="float">
            <text:p>212.1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7128" calcext:value-type="float">
            <text:p>212.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52408" calcext:value-type="float">
            <text:p>212.0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43264" calcext:value-type="float">
            <text:p>212.0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5792" calcext:value-type="float">
            <text:p>211.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59088" calcext:value-type="float">
            <text:p>212.1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22512" calcext:value-type="float">
            <text:p>212.1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274912" calcext:value-type="float">
            <text:p>212.2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8652" calcext:value-type="float">
            <text:p>212.1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65184" calcext:value-type="float">
            <text:p>212.1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7984" calcext:value-type="float">
            <text:p>212.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46312" calcext:value-type="float">
            <text:p>212.0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7336" calcext:value-type="float">
            <text:p>211.8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50072" calcext:value-type="float">
            <text:p>211.6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9696" calcext:value-type="float">
            <text:p>211.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24392" calcext:value-type="float">
            <text:p>211.9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12784" calcext:value-type="float">
            <text:p>212.0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067648" calcext:value-type="float">
            <text:p>212.0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02472" calcext:value-type="float">
            <text:p>211.8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42096" calcext:value-type="float">
            <text:p>211.8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17712" calcext:value-type="float">
            <text:p>211.8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7336" calcext:value-type="float">
            <text:p>211.8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2744" calcext:value-type="float">
            <text:p>211.6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34248" calcext:value-type="float">
            <text:p>211.5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1576" calcext:value-type="float">
            <text:p>211.4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73288" calcext:value-type="float">
            <text:p>211.4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12912" calcext:value-type="float">
            <text:p>211.5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55" calcext:value-type="float">
            <text:p>211.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45856" calcext:value-type="float">
            <text:p>211.4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644" calcext:value-type="float">
            <text:p>211.5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60512" calcext:value-type="float">
            <text:p>211.3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832" calcext:value-type="float">
            <text:p>211.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82432" calcext:value-type="float">
            <text:p>211.4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67776" calcext:value-type="float">
            <text:p>211.5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1408" calcext:value-type="float">
            <text:p>211.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4456" calcext:value-type="float">
            <text:p>211.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54288" calcext:value-type="float">
            <text:p>211.8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711032" calcext:value-type="float">
            <text:p>211.7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28736" calcext:value-type="float">
            <text:p>211.6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1576" calcext:value-type="float">
            <text:p>211.4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82432" calcext:value-type="float">
            <text:p>211.4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3496" calcext:value-type="float">
            <text:p>211.6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9884" calcext:value-type="float">
            <text:p>211.6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42808" calcext:value-type="float">
            <text:p>211.4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48904" calcext:value-type="float">
            <text:p>211.4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08112" calcext:value-type="float">
            <text:p>211.2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67192" calcext:value-type="float">
            <text:p>211.4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11744" calcext:value-type="float">
            <text:p>211.3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610448" calcext:value-type="float">
            <text:p>211.6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03056" calcext:value-type="float">
            <text:p>211.9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30616" calcext:value-type="float">
            <text:p>211.4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4832" calcext:value-type="float">
            <text:p>211.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5876" calcext:value-type="float">
            <text:p>211.0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66024" calcext:value-type="float">
            <text:p>211.2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03184" calcext:value-type="float">
            <text:p>211.4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71536" calcext:value-type="float">
            <text:p>211.1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84312" calcext:value-type="float">
            <text:p>211.2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7024" calcext:value-type="float">
            <text:p>211.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81264" calcext:value-type="float">
            <text:p>211.2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6256" calcext:value-type="float">
            <text:p>210.8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21016" calcext:value-type="float">
            <text:p>210.8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6944" calcext:value-type="float">
            <text:p>211.0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164" calcext:value-type="float">
            <text:p>211.2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92288" calcext:value-type="float">
            <text:p>211.0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6064" calcext:value-type="float">
            <text:p>210.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9112" calcext:value-type="float">
            <text:p>210.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06" calcext:value-type="float">
            <text:p>210.5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882" calcext:value-type="float">
            <text:p>210.3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532" calcext:value-type="float">
            <text:p>210.2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77888" calcext:value-type="float">
            <text:p>210.1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2272" calcext:value-type="float">
            <text:p>210.2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88784" calcext:value-type="float">
            <text:p>210.4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3648" calcext:value-type="float">
            <text:p>210.5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2272" calcext:value-type="float">
            <text:p>210.2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2376" calcext:value-type="float">
            <text:p>210.2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32752" calcext:value-type="float">
            <text:p>210.2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47408" calcext:value-type="float">
            <text:p>210.1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3392" calcext:value-type="float">
            <text:p>210.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536" calcext:value-type="float">
            <text:p>210.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0456" calcext:value-type="float">
            <text:p>210.1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87032" calcext:value-type="float">
            <text:p>210.1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12" calcext:value-type="float">
            <text:p>210.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49744" calcext:value-type="float">
            <text:p>210.5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91248" calcext:value-type="float">
            <text:p>210.3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156" calcext:value-type="float">
            <text:p>210.6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17384" calcext:value-type="float">
            <text:p>210.7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156" calcext:value-type="float">
            <text:p>210.6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68616" calcext:value-type="float">
            <text:p>210.6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0768" calcext:value-type="float">
            <text:p>210.3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58888" calcext:value-type="float">
            <text:p>210.5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24648" calcext:value-type="float">
            <text:p>210.9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5104" calcext:value-type="float">
            <text:p>210.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0704" calcext:value-type="float">
            <text:p>210.6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6008" calcext:value-type="float">
            <text:p>210.3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09536" calcext:value-type="float">
            <text:p>210.4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72248" calcext:value-type="float">
            <text:p>210.7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78344" calcext:value-type="float">
            <text:p>210.7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06816" calcext:value-type="float">
            <text:p>211.5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29904" calcext:value-type="float">
            <text:p>211.8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97216" calcext:value-type="float">
            <text:p>210.8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25816" calcext:value-type="float">
            <text:p>211.1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684" calcext:value-type="float">
            <text:p>210.9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55128" calcext:value-type="float">
            <text:p>210.9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46112" calcext:value-type="float">
            <text:p>210.4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9976" calcext:value-type="float">
            <text:p>210.1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8912" calcext:value-type="float">
            <text:p>209.9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73088" calcext:value-type="float">
            <text:p>209.8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67576" calcext:value-type="float">
            <text:p>209.9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64528" calcext:value-type="float">
            <text:p>209.9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6628" calcext:value-type="float">
            <text:p>210.2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9936" calcext:value-type="float">
            <text:p>209.7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7672" calcext:value-type="float">
            <text:p>209.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4812" calcext:value-type="float">
            <text:p>209.7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89496" calcext:value-type="float">
            <text:p>210.0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7264" calcext:value-type="float">
            <text:p>209.7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3528" calcext:value-type="float">
            <text:p>209.5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92672" calcext:value-type="float">
            <text:p>209.5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5668" calcext:value-type="float">
            <text:p>209.6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9792" calcext:value-type="float">
            <text:p>209.4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9688" calcext:value-type="float">
            <text:p>209.3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52" calcext:value-type="float">
            <text:p>209.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472" calcext:value-type="float">
            <text:p>209.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75808" calcext:value-type="float">
            <text:p>208.7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9608" calcext:value-type="float">
            <text:p>208.6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4576" calcext:value-type="float">
            <text:p>208.8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2112" calcext:value-type="float">
            <text:p>208.9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184" calcext:value-type="float">
            <text:p>209.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41696" calcext:value-type="float">
            <text:p>208.6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5976" calcext:value-type="float">
            <text:p>208.5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47792" calcext:value-type="float">
            <text:p>208.6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8376" calcext:value-type="float">
            <text:p>208.7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4096" calcext:value-type="float">
            <text:p>208.7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084" calcext:value-type="float">
            <text:p>208.6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6288" calcext:value-type="float">
            <text:p>208.8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4408" calcext:value-type="float">
            <text:p>209.0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642" calcext:value-type="float">
            <text:p>208.8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1464" calcext:value-type="float">
            <text:p>209.0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5784" calcext:value-type="float">
            <text:p>209.3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0608" calcext:value-type="float">
            <text:p>209.0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7568" calcext:value-type="float">
            <text:p>209.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9688" calcext:value-type="float">
            <text:p>209.3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52" calcext:value-type="float">
            <text:p>209.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184" calcext:value-type="float">
            <text:p>209.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0776" calcext:value-type="float">
            <text:p>208.9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5976" calcext:value-type="float">
            <text:p>208.5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41696" calcext:value-type="float">
            <text:p>208.6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61152" calcext:value-type="float">
            <text:p>208.8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52" calcext:value-type="float">
            <text:p>209.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65952" calcext:value-type="float">
            <text:p>209.1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1672" calcext:value-type="float">
            <text:p>209.2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80936" calcext:value-type="float">
            <text:p>210.1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3528" calcext:value-type="float">
            <text:p>209.5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5176" calcext:value-type="float">
            <text:p>209.8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5784" calcext:value-type="float">
            <text:p>209.3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3176" calcext:value-type="float">
            <text:p>209.0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66" calcext:value-type="float">
            <text:p>209.0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738" calcext:value-type="float">
            <text:p>209.4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59728" calcext:value-type="float">
            <text:p>209.6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40856" calcext:value-type="float">
            <text:p>209.5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3112" calcext:value-type="float">
            <text:p>209.3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9856" calcext:value-type="float">
            <text:p>209.1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4368" calcext:value-type="float">
            <text:p>208.6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2176" calcext:value-type="float">
            <text:p>208.6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77104" calcext:value-type="float">
            <text:p>208.4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74056" calcext:value-type="float">
            <text:p>208.4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0904" calcext:value-type="float">
            <text:p>208.4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4912" calcext:value-type="float">
            <text:p>208.4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3368" calcext:value-type="float">
            <text:p>208.3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8984" calcext:value-type="float">
            <text:p>208.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51552" calcext:value-type="float">
            <text:p>208.2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8944" calcext:value-type="float">
            <text:p>207.9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9424" calcext:value-type="float">
            <text:p>207.9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26" calcext:value-type="float">
            <text:p>208.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0968" calcext:value-type="float">
            <text:p>208.1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032" calcext:value-type="float">
            <text:p>208.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4224" calcext:value-type="float">
            <text:p>208.2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546" calcext:value-type="float">
            <text:p>208.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21072" calcext:value-type="float">
            <text:p>208.2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0384" calcext:value-type="float">
            <text:p>208.0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028" calcext:value-type="float">
            <text:p>207.9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09592" calcext:value-type="float">
            <text:p>207.8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8216" calcext:value-type="float">
            <text:p>207.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5584" calcext:value-type="float">
            <text:p>207.7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33392" calcext:value-type="float">
            <text:p>207.7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33976" calcext:value-type="float">
            <text:p>207.8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8884" calcext:value-type="float">
            <text:p>207.8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62576" calcext:value-type="float">
            <text:p>208.0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62704" calcext:value-type="float">
            <text:p>207.5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4624" calcext:value-type="float">
            <text:p>207.6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61408" calcext:value-type="float">
            <text:p>207.8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7984" calcext:value-type="float">
            <text:p>207.8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648" calcext:value-type="float">
            <text:p>208.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77816" calcext:value-type="float">
            <text:p>208.0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3056" calcext:value-type="float">
            <text:p>208.0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98" calcext:value-type="float">
            <text:p>207.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61992" calcext:value-type="float">
            <text:p>207.9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52264" calcext:value-type="float">
            <text:p>207.8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1888" calcext:value-type="float">
            <text:p>207.8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7984" calcext:value-type="float">
            <text:p>207.8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1932" calcext:value-type="float">
            <text:p>207.9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04664" calcext:value-type="float">
            <text:p>208.0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6752" calcext:value-type="float">
            <text:p>207.9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28464" calcext:value-type="float">
            <text:p>207.9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38192" calcext:value-type="float">
            <text:p>208.0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44288" calcext:value-type="float">
            <text:p>208.0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07712" calcext:value-type="float">
            <text:p>208.0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77816" calcext:value-type="float">
            <text:p>208.0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68672" calcext:value-type="float">
            <text:p>208.0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9152" calcext:value-type="float">
            <text:p>208.0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3432" calcext:value-type="float">
            <text:p>208.0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3268" calcext:value-type="float">
            <text:p>208.1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05832" calcext:value-type="float">
            <text:p>208.2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12512" calcext:value-type="float">
            <text:p>208.3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88128" calcext:value-type="float">
            <text:p>208.2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13096" calcext:value-type="float">
            <text:p>208.4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984" calcext:value-type="float">
            <text:p>208.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8024" calcext:value-type="float">
            <text:p>208.2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1928" calcext:value-type="float">
            <text:p>208.2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984" calcext:value-type="float">
            <text:p>208.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0904" calcext:value-type="float">
            <text:p>208.4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128" calcext:value-type="float">
            <text:p>208.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0904" calcext:value-type="float">
            <text:p>208.4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4604" calcext:value-type="float">
            <text:p>208.3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6688" calcext:value-type="float">
            <text:p>208.1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3936" calcext:value-type="float">
            <text:p>208.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18608" calcext:value-type="float">
            <text:p>208.3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7376" calcext:value-type="float">
            <text:p>208.3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9672" calcext:value-type="float">
            <text:p>208.4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9736" calcext:value-type="float">
            <text:p>208.1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66208" calcext:value-type="float">
            <text:p>208.1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784" calcext:value-type="float">
            <text:p>208.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66208" calcext:value-type="float">
            <text:p>208.1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21072" calcext:value-type="float">
            <text:p>208.2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12512" calcext:value-type="float">
            <text:p>208.3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80152" calcext:value-type="float">
            <text:p>208.4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0632" calcext:value-type="float">
            <text:p>208.5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0256" calcext:value-type="float">
            <text:p>208.5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88128" calcext:value-type="float">
            <text:p>208.2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1864" calcext:value-type="float">
            <text:p>208.4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45456" calcext:value-type="float">
            <text:p>208.2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65496" calcext:value-type="float">
            <text:p>208.5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032" calcext:value-type="float">
            <text:p>208.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35728" calcext:value-type="float">
            <text:p>208.1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9632" calcext:value-type="float">
            <text:p>208.1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5248" calcext:value-type="float">
            <text:p>208.1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44872" calcext:value-type="float">
            <text:p>208.1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14392" calcext:value-type="float">
            <text:p>208.1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8296" calcext:value-type="float">
            <text:p>208.1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60112" calcext:value-type="float">
            <text:p>208.1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0888" calcext:value-type="float">
            <text:p>208.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032" calcext:value-type="float">
            <text:p>208.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36896" calcext:value-type="float">
            <text:p>208.3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82616" calcext:value-type="float">
            <text:p>208.3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33848" calcext:value-type="float">
            <text:p>208.3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19192" calcext:value-type="float">
            <text:p>208.4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7376" calcext:value-type="float">
            <text:p>208.3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7376" calcext:value-type="float">
            <text:p>208.3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1176" calcext:value-type="float">
            <text:p>208.2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42992" calcext:value-type="float">
            <text:p>208.3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0904" calcext:value-type="float">
            <text:p>208.4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92344" calcext:value-type="float">
            <text:p>208.4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6624" calcext:value-type="float">
            <text:p>208.4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3784" calcext:value-type="float">
            <text:p>208.5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5768" calcext:value-type="float">
            <text:p>208.4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92344" calcext:value-type="float">
            <text:p>208.4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3992" calcext:value-type="float">
            <text:p>208.7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85664" calcext:value-type="float">
            <text:p>208.3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68544" calcext:value-type="float">
            <text:p>208.5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6184" calcext:value-type="float">
            <text:p>208.7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324" calcext:value-type="float">
            <text:p>208.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4472" calcext:value-type="float">
            <text:p>208.7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3032" calcext:value-type="float">
            <text:p>208.6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608" calcext:value-type="float">
            <text:p>208.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38648" calcext:value-type="float">
            <text:p>208.6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6352" calcext:value-type="float">
            <text:p>208.5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7416" calcext:value-type="float">
            <text:p>208.6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1904" calcext:value-type="float">
            <text:p>208.7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848" calcext:value-type="float">
            <text:p>208.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9816" calcext:value-type="float">
            <text:p>208.8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60568" calcext:value-type="float">
            <text:p>208.7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75808" calcext:value-type="float">
            <text:p>208.7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1424" calcext:value-type="float">
            <text:p>208.7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3344" calcext:value-type="float">
            <text:p>208.8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5432" calcext:value-type="float">
            <text:p>208.8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928" calcext:value-type="float">
            <text:p>209.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372" calcext:value-type="float">
            <text:p>208.8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08752" calcext:value-type="float">
            <text:p>208.7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2176" calcext:value-type="float">
            <text:p>208.6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3136" calcext:value-type="float">
            <text:p>208.7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228" calcext:value-type="float">
            <text:p>208.7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5328" calcext:value-type="float">
            <text:p>208.7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752" calcext:value-type="float">
            <text:p>208.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4096" calcext:value-type="float">
            <text:p>208.7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62904" calcext:value-type="float">
            <text:p>209.1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8208" calcext:value-type="float">
            <text:p>208.9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01944" calcext:value-type="float">
            <text:p>209.1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88584" calcext:value-type="float">
            <text:p>208.8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372" calcext:value-type="float">
            <text:p>208.8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6496" calcext:value-type="float">
            <text:p>208.9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9544" calcext:value-type="float">
            <text:p>208.9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4512" calcext:value-type="float">
            <text:p>209.0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4304" calcext:value-type="float">
            <text:p>208.9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4304" calcext:value-type="float">
            <text:p>208.9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7936" calcext:value-type="float">
            <text:p>209.0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232" calcext:value-type="float">
            <text:p>209.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088" calcext:value-type="float">
            <text:p>208.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98896" calcext:value-type="float">
            <text:p>209.0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92216" calcext:value-type="float">
            <text:p>208.9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14136" calcext:value-type="float">
            <text:p>209.1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81776" calcext:value-type="float">
            <text:p>209.2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07328" calcext:value-type="float">
            <text:p>209.5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37808" calcext:value-type="float">
            <text:p>209.5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88456" calcext:value-type="float">
            <text:p>209.3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024" calcext:value-type="float">
            <text:p>209.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2272" calcext:value-type="float">
            <text:p>210.2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8368" calcext:value-type="float">
            <text:p>210.2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4952" calcext:value-type="float">
            <text:p>208.7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4472" calcext:value-type="float">
            <text:p>208.7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036" calcext:value-type="float">
            <text:p>208.6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6352" calcext:value-type="float">
            <text:p>208.5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68544" calcext:value-type="float">
            <text:p>208.5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6352" calcext:value-type="float">
            <text:p>208.5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0736" calcext:value-type="float">
            <text:p>208.5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988" calcext:value-type="float">
            <text:p>208.5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77688" calcext:value-type="float">
            <text:p>208.5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3304" calcext:value-type="float">
            <text:p>208.5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3784" calcext:value-type="float">
            <text:p>208.5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38648" calcext:value-type="float">
            <text:p>208.6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892" calcext:value-type="float">
            <text:p>208.5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01488" calcext:value-type="float">
            <text:p>208.5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65496" calcext:value-type="float">
            <text:p>208.5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6352" calcext:value-type="float">
            <text:p>208.5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704" calcext:value-type="float">
            <text:p>208.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0736" calcext:value-type="float">
            <text:p>208.5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6832" calcext:value-type="float">
            <text:p>208.5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6456" calcext:value-type="float">
            <text:p>208.6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17312" calcext:value-type="float">
            <text:p>208.6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9984" calcext:value-type="float">
            <text:p>208.6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9128" calcext:value-type="float">
            <text:p>208.6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4368" calcext:value-type="float">
            <text:p>208.6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0944" calcext:value-type="float">
            <text:p>208.7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7144" calcext:value-type="float">
            <text:p>208.7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3408" calcext:value-type="float">
            <text:p>208.6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7896" calcext:value-type="float">
            <text:p>208.7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4368" calcext:value-type="float">
            <text:p>208.6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4368" calcext:value-type="float">
            <text:p>208.6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18" calcext:value-type="float">
            <text:p>208.7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3032" calcext:value-type="float">
            <text:p>208.6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8272" calcext:value-type="float">
            <text:p>208.6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3136" calcext:value-type="float">
            <text:p>208.7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2864" calcext:value-type="float">
            <text:p>208.8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9336" calcext:value-type="float">
            <text:p>208.8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3992" calcext:value-type="float">
            <text:p>208.7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0296" calcext:value-type="float">
            <text:p>208.8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6328" calcext:value-type="float">
            <text:p>209.1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372" calcext:value-type="float">
            <text:p>208.8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944" calcext:value-type="float">
            <text:p>208.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4888" calcext:value-type="float">
            <text:p>209.0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4344" calcext:value-type="float">
            <text:p>209.2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36056" calcext:value-type="float">
            <text:p>209.2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3216" calcext:value-type="float">
            <text:p>209.3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1672" calcext:value-type="float">
            <text:p>209.2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05576" calcext:value-type="float">
            <text:p>209.2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7016" calcext:value-type="float">
            <text:p>209.2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7624" calcext:value-type="float">
            <text:p>208.8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5432" calcext:value-type="float">
            <text:p>208.8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4472" calcext:value-type="float">
            <text:p>208.7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4952" calcext:value-type="float">
            <text:p>208.7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1528" calcext:value-type="float">
            <text:p>208.8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85536" calcext:value-type="float">
            <text:p>208.8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2112" calcext:value-type="float">
            <text:p>208.9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2008" calcext:value-type="float">
            <text:p>208.8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9064" calcext:value-type="float">
            <text:p>208.9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8" calcext:value-type="float">
            <text:p>208.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0192" calcext:value-type="float">
            <text:p>208.8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08752" calcext:value-type="float">
            <text:p>208.7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9608" calcext:value-type="float">
            <text:p>208.6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4368" calcext:value-type="float">
            <text:p>208.6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5604" calcext:value-type="float">
            <text:p>212.1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5224" calcext:value-type="float">
            <text:p>208.6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02656" calcext:value-type="float">
            <text:p>208.7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036" calcext:value-type="float">
            <text:p>208.6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0464" calcext:value-type="float">
            <text:p>208.6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656" calcext:value-type="float">
            <text:p>208.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61152" calcext:value-type="float">
            <text:p>208.8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66664" calcext:value-type="float">
            <text:p>208.7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18" calcext:value-type="float">
            <text:p>208.7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3136" calcext:value-type="float">
            <text:p>208.7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704" calcext:value-type="float">
            <text:p>208.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0192" calcext:value-type="float">
            <text:p>208.8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9232" calcext:value-type="float">
            <text:p>208.7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7464" calcext:value-type="float">
            <text:p>208.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3408" calcext:value-type="float">
            <text:p>208.6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6352" calcext:value-type="float">
            <text:p>208.5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5872" calcext:value-type="float">
            <text:p>208.5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2176" calcext:value-type="float">
            <text:p>208.6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6288" calcext:value-type="float">
            <text:p>208.8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5056" calcext:value-type="float">
            <text:p>208.8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944" calcext:value-type="float">
            <text:p>208.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088" calcext:value-type="float">
            <text:p>208.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1296" calcext:value-type="float">
            <text:p>209.2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23152" calcext:value-type="float">
            <text:p>209.6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6712" calcext:value-type="float">
            <text:p>209.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6744" calcext:value-type="float">
            <text:p>209.4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0816" calcext:value-type="float">
            <text:p>209.2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6496" calcext:value-type="float">
            <text:p>208.9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0608" calcext:value-type="float">
            <text:p>209.0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324" calcext:value-type="float">
            <text:p>208.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9608" calcext:value-type="float">
            <text:p>208.6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3824" calcext:value-type="float">
            <text:p>208.9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9064" calcext:value-type="float">
            <text:p>208.9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0672" calcext:value-type="float">
            <text:p>208.8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1528" calcext:value-type="float">
            <text:p>208.8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4096" calcext:value-type="float">
            <text:p>208.7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4368" calcext:value-type="float">
            <text:p>208.6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9504" calcext:value-type="float">
            <text:p>208.6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47792" calcext:value-type="float">
            <text:p>208.6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69712" calcext:value-type="float">
            <text:p>208.7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2592" calcext:value-type="float">
            <text:p>208.9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04992" calcext:value-type="float">
            <text:p>209.1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136" calcext:value-type="float">
            <text:p>209.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5912" calcext:value-type="float">
            <text:p>208.8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036" calcext:value-type="float">
            <text:p>208.6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2384" calcext:value-type="float">
            <text:p>208.8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0088" calcext:value-type="float">
            <text:p>208.7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2968" calcext:value-type="float">
            <text:p>208.9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6224" calcext:value-type="float">
            <text:p>209.0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90336" calcext:value-type="float">
            <text:p>209.1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852" calcext:value-type="float">
            <text:p>209.1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3864" calcext:value-type="float">
            <text:p>209.2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8272" calcext:value-type="float">
            <text:p>208.6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084" calcext:value-type="float">
            <text:p>208.6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4416" calcext:value-type="float">
            <text:p>208.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384" calcext:value-type="float">
            <text:p>209.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67448" calcext:value-type="float">
            <text:p>210.4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5772" calcext:value-type="float">
            <text:p>210.3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84568" calcext:value-type="float">
            <text:p>210.2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08952" calcext:value-type="float">
            <text:p>210.3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27824" calcext:value-type="float">
            <text:p>210.4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8032" calcext:value-type="float">
            <text:p>210.5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8072" calcext:value-type="float">
            <text:p>210.8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25232" calcext:value-type="float">
            <text:p>211.0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3352" calcext:value-type="float">
            <text:p>211.2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20888" calcext:value-type="float">
            <text:p>211.3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968" calcext:value-type="float">
            <text:p>210.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2832" calcext:value-type="float">
            <text:p>210.8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978" calcext:value-type="float">
            <text:p>210.9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3584" calcext:value-type="float">
            <text:p>210.7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2832" calcext:value-type="float">
            <text:p>210.8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3584" calcext:value-type="float">
            <text:p>210.7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44816" calcext:value-type="float">
            <text:p>210.7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45528" calcext:value-type="float">
            <text:p>210.3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00976" calcext:value-type="float">
            <text:p>210.5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08824" calcext:value-type="float">
            <text:p>210.8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8552" calcext:value-type="float">
            <text:p>210.9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3872" calcext:value-type="float">
            <text:p>211.5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979256" calcext:value-type="float">
            <text:p>211.9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95336" calcext:value-type="float">
            <text:p>211.0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24064" calcext:value-type="float">
            <text:p>210.8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9512" calcext:value-type="float">
            <text:p>210.9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491576" calcext:value-type="float">
            <text:p>211.4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20888" calcext:value-type="float">
            <text:p>211.3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70952" calcext:value-type="float">
            <text:p>211.0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74584" calcext:value-type="float">
            <text:p>211.1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56296" calcext:value-type="float">
            <text:p>211.1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3728" calcext:value-type="float">
            <text:p>211.1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8928" calcext:value-type="float">
            <text:p>210.8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8408" calcext:value-type="float">
            <text:p>210.5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3168" calcext:value-type="float">
            <text:p>210.5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15048" calcext:value-type="float">
            <text:p>210.3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8368" calcext:value-type="float">
            <text:p>210.2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9912" calcext:value-type="float">
            <text:p>210.3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24192" calcext:value-type="float">
            <text:p>210.3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24064" calcext:value-type="float">
            <text:p>210.8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9008" calcext:value-type="float">
            <text:p>210.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882" calcext:value-type="float">
            <text:p>210.3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81648" calcext:value-type="float">
            <text:p>209.7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2912" calcext:value-type="float">
            <text:p>210.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2272" calcext:value-type="float">
            <text:p>210.2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14464" calcext:value-type="float">
            <text:p>210.2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99224" calcext:value-type="float">
            <text:p>210.1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79896" calcext:value-type="float">
            <text:p>209.4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49288" calcext:value-type="float">
            <text:p>209.9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8904" calcext:value-type="float">
            <text:p>209.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388" calcext:value-type="float">
            <text:p>210.1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5176" calcext:value-type="float">
            <text:p>209.8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98896" calcext:value-type="float">
            <text:p>209.0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0608" calcext:value-type="float">
            <text:p>209.0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4032" calcext:value-type="float">
            <text:p>209.0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944" calcext:value-type="float">
            <text:p>208.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9792" calcext:value-type="float">
            <text:p>209.4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30088" calcext:value-type="float">
            <text:p>208.7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02656" calcext:value-type="float">
            <text:p>208.7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8792" calcext:value-type="float">
            <text:p>209.0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7352" calcext:value-type="float">
            <text:p>208.9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6936" calcext:value-type="float">
            <text:p>208.6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3784" calcext:value-type="float">
            <text:p>208.5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608" calcext:value-type="float">
            <text:p>208.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6016" calcext:value-type="float">
            <text:p>208.9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4224" calcext:value-type="float">
            <text:p>208.2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21072" calcext:value-type="float">
            <text:p>208.2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05832" calcext:value-type="float">
            <text:p>208.2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0528" calcext:value-type="float">
            <text:p>208.4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4328" calcext:value-type="float">
            <text:p>208.3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9528" calcext:value-type="float">
            <text:p>208.0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1744" calcext:value-type="float">
            <text:p>208.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52136" calcext:value-type="float">
            <text:p>208.3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8024" calcext:value-type="float">
            <text:p>208.2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37608" calcext:value-type="float">
            <text:p>207.9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77816" calcext:value-type="float">
            <text:p>208.0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7272" calcext:value-type="float">
            <text:p>208.2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00904" calcext:value-type="float">
            <text:p>208.4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36312" calcext:value-type="float">
            <text:p>208.2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4224" calcext:value-type="float">
            <text:p>208.2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7624" calcext:value-type="float">
            <text:p>208.8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5248" calcext:value-type="float">
            <text:p>208.1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22368" calcext:value-type="float">
            <text:p>207.9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9736" calcext:value-type="float">
            <text:p>208.1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7984" calcext:value-type="float">
            <text:p>207.8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58232" calcext:value-type="float">
            <text:p>208.3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15104" calcext:value-type="float">
            <text:p>207.7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0696" calcext:value-type="float">
            <text:p>208.2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1432" calcext:value-type="float">
            <text:p>207.2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78072" calcext:value-type="float">
            <text:p>207.0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1056" calcext:value-type="float">
            <text:p>207.3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924" calcext:value-type="float">
            <text:p>207.2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4876" calcext:value-type="float">
            <text:p>207.2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116" calcext:value-type="float">
            <text:p>207.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24376" calcext:value-type="float">
            <text:p>207.2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7152" calcext:value-type="float">
            <text:p>207.3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9072" calcext:value-type="float">
            <text:p>207.4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688" calcext:value-type="float">
            <text:p>207.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71264" calcext:value-type="float">
            <text:p>207.4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47464" calcext:value-type="float">
            <text:p>207.5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77944" calcext:value-type="float">
            <text:p>207.5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3832" calcext:value-type="float">
            <text:p>207.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3768" calcext:value-type="float">
            <text:p>207.6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57776" calcext:value-type="float">
            <text:p>207.7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16856" calcext:value-type="float">
            <text:p>208.0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652" calcext:value-type="float">
            <text:p>208.3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9504" calcext:value-type="float">
            <text:p>208.6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5872" calcext:value-type="float">
            <text:p>208.5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60568" calcext:value-type="float">
            <text:p>208.7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7896" calcext:value-type="float">
            <text:p>208.7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47336" calcext:value-type="float">
            <text:p>208.0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18736" calcext:value-type="float">
            <text:p>207.8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3768" calcext:value-type="float">
            <text:p>207.6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5584" calcext:value-type="float">
            <text:p>207.7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2976" calcext:value-type="float">
            <text:p>207.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4016" calcext:value-type="float">
            <text:p>208.1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6584" calcext:value-type="float">
            <text:p>208.1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21784" calcext:value-type="float">
            <text:p>207.8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32096" calcext:value-type="float">
            <text:p>208.0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028" calcext:value-type="float">
            <text:p>207.9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35144" calcext:value-type="float">
            <text:p>208.0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9424" calcext:value-type="float">
            <text:p>207.9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9632" calcext:value-type="float">
            <text:p>208.1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52136" calcext:value-type="float">
            <text:p>208.3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24248" calcext:value-type="float">
            <text:p>207.7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1576" calcext:value-type="float">
            <text:p>207.6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54728" calcext:value-type="float">
            <text:p>207.7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2536" calcext:value-type="float">
            <text:p>207.7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63288" calcext:value-type="float">
            <text:p>207.6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45" calcext:value-type="float">
            <text:p>207.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9176" calcext:value-type="float">
            <text:p>207.5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7528" calcext:value-type="float">
            <text:p>207.2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926" calcext:value-type="float">
            <text:p>207.4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54728" calcext:value-type="float">
            <text:p>207.7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82744" calcext:value-type="float">
            <text:p>207.8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38192" calcext:value-type="float">
            <text:p>208.0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7672" calcext:value-type="float">
            <text:p>207.6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74896" calcext:value-type="float">
            <text:p>207.5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67632" calcext:value-type="float">
            <text:p>207.3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6296" calcext:value-type="float">
            <text:p>207.3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4792" calcext:value-type="float">
            <text:p>207.5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5584" calcext:value-type="float">
            <text:p>207.7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21784" calcext:value-type="float">
            <text:p>207.8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09592" calcext:value-type="float">
            <text:p>207.8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23664" calcext:value-type="float">
            <text:p>207.6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76064" calcext:value-type="float">
            <text:p>207.7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37608" calcext:value-type="float">
            <text:p>207.9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0656" calcext:value-type="float">
            <text:p>207.9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04664" calcext:value-type="float">
            <text:p>208.0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704" calcext:value-type="float">
            <text:p>208.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98" calcext:value-type="float">
            <text:p>207.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21784" calcext:value-type="float">
            <text:p>207.8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7672" calcext:value-type="float">
            <text:p>207.6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06544" calcext:value-type="float">
            <text:p>207.8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37024" calcext:value-type="float">
            <text:p>207.8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6904" calcext:value-type="float">
            <text:p>206.8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15944" calcext:value-type="float">
            <text:p>206.8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9744" calcext:value-type="float">
            <text:p>206.7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0768" calcext:value-type="float">
            <text:p>206.5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9344" calcext:value-type="float">
            <text:p>206.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5256" calcext:value-type="float">
            <text:p>206.6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3748" calcext:value-type="float">
            <text:p>208.4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3944" calcext:value-type="float">
            <text:p>206.0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9768" calcext:value-type="float">
            <text:p>206.1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0288" calcext:value-type="float">
            <text:p>206.5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07512" calcext:value-type="float">
            <text:p>206.4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01416" calcext:value-type="float">
            <text:p>206.4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67888" calcext:value-type="float">
            <text:p>206.3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43504" calcext:value-type="float">
            <text:p>206.3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0144" calcext:value-type="float">
            <text:p>206.1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816" calcext:value-type="float">
            <text:p>206.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6448" calcext:value-type="float">
            <text:p>206.2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37408" calcext:value-type="float">
            <text:p>206.3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57448" calcext:value-type="float">
            <text:p>206.6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8304" calcext:value-type="float">
            <text:p>206.6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66464" calcext:value-type="float">
            <text:p>207.1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51936" calcext:value-type="float">
            <text:p>206.7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17824" calcext:value-type="float">
            <text:p>206.6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1724" calcext:value-type="float">
            <text:p>206.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07512" calcext:value-type="float">
            <text:p>206.4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3192" calcext:value-type="float">
            <text:p>206.1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4904" calcext:value-type="float">
            <text:p>206.1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72" calcext:value-type="float">
            <text:p>206.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6616" calcext:value-type="float">
            <text:p>206.0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81376" calcext:value-type="float">
            <text:p>206.0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2064" calcext:value-type="float">
            <text:p>206.2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5656" calcext:value-type="float">
            <text:p>206.0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8328" calcext:value-type="float">
            <text:p>206.0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1432" calcext:value-type="float">
            <text:p>206.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7848" calcext:value-type="float">
            <text:p>206.0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3296" calcext:value-type="float">
            <text:p>206.2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61208" calcext:value-type="float">
            <text:p>206.2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4904" calcext:value-type="float">
            <text:p>206.1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81376" calcext:value-type="float">
            <text:p>206.0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7576" calcext:value-type="float">
            <text:p>206.1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07512" calcext:value-type="float">
            <text:p>206.4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89808" calcext:value-type="float">
            <text:p>206.4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2312" calcext:value-type="float">
            <text:p>206.7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2712" calcext:value-type="float">
            <text:p>206.1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196" calcext:value-type="float">
            <text:p>206.1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004" calcext:value-type="float">
            <text:p>206.0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6992" calcext:value-type="float">
            <text:p>206.0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528" calcext:value-type="float">
            <text:p>206.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9288" calcext:value-type="float">
            <text:p>206.1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0832" calcext:value-type="float">
            <text:p>206.3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78912" calcext:value-type="float">
            <text:p>206.1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0352" calcext:value-type="float">
            <text:p>206.2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4048" calcext:value-type="float">
            <text:p>206.1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7952" calcext:value-type="float">
            <text:p>206.1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1648" calcext:value-type="float">
            <text:p>205.9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9936" calcext:value-type="float">
            <text:p>205.9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2608" calcext:value-type="float">
            <text:p>206.0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9184" calcext:value-type="float">
            <text:p>206.0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3464" calcext:value-type="float">
            <text:p>206.0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1432" calcext:value-type="float">
            <text:p>206.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1648" calcext:value-type="float">
            <text:p>205.9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5176" calcext:value-type="float">
            <text:p>206.0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2608" calcext:value-type="float">
            <text:p>206.0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2608" calcext:value-type="float">
            <text:p>206.0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78912" calcext:value-type="float">
            <text:p>206.1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3464" calcext:value-type="float">
            <text:p>206.0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052" calcext:value-type="float">
            <text:p>206.0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6992" calcext:value-type="float">
            <text:p>206.0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8704" calcext:value-type="float">
            <text:p>206.0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0896" calcext:value-type="float">
            <text:p>206.0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6616" calcext:value-type="float">
            <text:p>206.0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4152" calcext:value-type="float">
            <text:p>206.1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1856" calcext:value-type="float">
            <text:p>206.1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5384" calcext:value-type="float">
            <text:p>206.1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576" calcext:value-type="float">
            <text:p>206.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9664" calcext:value-type="float">
            <text:p>206.0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0624" calcext:value-type="float">
            <text:p>206.1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6344" calcext:value-type="float">
            <text:p>206.2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6344" calcext:value-type="float">
            <text:p>206.2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768" calcext:value-type="float">
            <text:p>206.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4292" calcext:value-type="float">
            <text:p>206.2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47136" calcext:value-type="float">
            <text:p>206.4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21456" calcext:value-type="float">
            <text:p>206.7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4944" calcext:value-type="float">
            <text:p>206.4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5216" calcext:value-type="float">
            <text:p>206.3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6344" calcext:value-type="float">
            <text:p>206.2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628" calcext:value-type="float">
            <text:p>206.4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74568" calcext:value-type="float">
            <text:p>206.4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47136" calcext:value-type="float">
            <text:p>206.4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9496" calcext:value-type="float">
            <text:p>206.2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64256" calcext:value-type="float">
            <text:p>206.2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2544" calcext:value-type="float">
            <text:p>206.2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2064" calcext:value-type="float">
            <text:p>206.2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9496" calcext:value-type="float">
            <text:p>206.2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16072" calcext:value-type="float">
            <text:p>206.3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67888" calcext:value-type="float">
            <text:p>206.3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9532" calcext:value-type="float">
            <text:p>206.3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4944" calcext:value-type="float">
            <text:p>206.4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28848" calcext:value-type="float">
            <text:p>206.4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5528" calcext:value-type="float">
            <text:p>206.5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2" calcext:value-type="float">
            <text:p>206.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90976" calcext:value-type="float">
            <text:p>206.6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0288" calcext:value-type="float">
            <text:p>206.5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3648" calcext:value-type="float">
            <text:p>206.7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04336" calcext:value-type="float">
            <text:p>206.9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9328" calcext:value-type="float">
            <text:p>206.4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92272" calcext:value-type="float">
            <text:p>206.3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3128" calcext:value-type="float">
            <text:p>206.3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7992" calcext:value-type="float">
            <text:p>206.4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6592" calcext:value-type="float">
            <text:p>206.6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1496" calcext:value-type="float">
            <text:p>207.0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64" calcext:value-type="float">
            <text:p>207.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0512" calcext:value-type="float">
            <text:p>207.5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8176" calcext:value-type="float">
            <text:p>207.1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3192" calcext:value-type="float">
            <text:p>206.1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37408" calcext:value-type="float">
            <text:p>206.3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5592" calcext:value-type="float">
            <text:p>206.2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8432" calcext:value-type="float">
            <text:p>206.1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9768" calcext:value-type="float">
            <text:p>206.1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9392" calcext:value-type="float">
            <text:p>206.2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18536" calcext:value-type="float">
            <text:p>206.2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5592" calcext:value-type="float">
            <text:p>206.2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49016" calcext:value-type="float">
            <text:p>206.2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0624" calcext:value-type="float">
            <text:p>206.1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72" calcext:value-type="float">
            <text:p>206.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7096" calcext:value-type="float">
            <text:p>206.1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9768" calcext:value-type="float">
            <text:p>206.1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33776" calcext:value-type="float">
            <text:p>206.2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768" calcext:value-type="float">
            <text:p>206.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4528" calcext:value-type="float">
            <text:p>206.1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7952" calcext:value-type="float">
            <text:p>206.1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72816" calcext:value-type="float">
            <text:p>206.1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64256" calcext:value-type="float">
            <text:p>206.2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64256" calcext:value-type="float">
            <text:p>206.2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768" calcext:value-type="float">
            <text:p>206.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92272" calcext:value-type="float">
            <text:p>206.3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2376" calcext:value-type="float">
            <text:p>206.4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258" calcext:value-type="float">
            <text:p>206.4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3336" calcext:value-type="float">
            <text:p>206.5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7744" calcext:value-type="float">
            <text:p>205.9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33776" calcext:value-type="float">
            <text:p>206.2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008" calcext:value-type="float">
            <text:p>206.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4592" calcext:value-type="float">
            <text:p>205.9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4528" calcext:value-type="float">
            <text:p>206.1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49016" calcext:value-type="float">
            <text:p>206.2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816" calcext:value-type="float">
            <text:p>206.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16072" calcext:value-type="float">
            <text:p>206.3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5592" calcext:value-type="float">
            <text:p>206.2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70936" calcext:value-type="float">
            <text:p>206.3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81248" calcext:value-type="float">
            <text:p>206.5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2792" calcext:value-type="float">
            <text:p>206.7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0012" calcext:value-type="float">
            <text:p>206.7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0704" calcext:value-type="float">
            <text:p>206.8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14776" calcext:value-type="float">
            <text:p>206.6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0496" calcext:value-type="float">
            <text:p>206.6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392" calcext:value-type="float">
            <text:p>206.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9344" calcext:value-type="float">
            <text:p>206.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27552" calcext:value-type="float">
            <text:p>206.7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90976" calcext:value-type="float">
            <text:p>206.6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3688" calcext:value-type="float">
            <text:p>207.0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87216" calcext:value-type="float">
            <text:p>207.0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4104" calcext:value-type="float">
            <text:p>207.3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50056" calcext:value-type="float">
            <text:p>206.9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0768" calcext:value-type="float">
            <text:p>206.5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8136" calcext:value-type="float">
            <text:p>206.8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22752" calcext:value-type="float">
            <text:p>206.4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78912" calcext:value-type="float">
            <text:p>206.1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148" calcext:value-type="float">
            <text:p>206.1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8432" calcext:value-type="float">
            <text:p>206.1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49016" calcext:value-type="float">
            <text:p>206.2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73984" calcext:value-type="float">
            <text:p>206.3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43504" calcext:value-type="float">
            <text:p>206.3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14192" calcext:value-type="float">
            <text:p>206.5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5048" calcext:value-type="float">
            <text:p>206.5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7992" calcext:value-type="float">
            <text:p>206.4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6176" calcext:value-type="float">
            <text:p>206.3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008" calcext:value-type="float">
            <text:p>206.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816" calcext:value-type="float">
            <text:p>206.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5656" calcext:value-type="float">
            <text:p>206.0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4632" calcext:value-type="float">
            <text:p>206.2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1896" calcext:value-type="float">
            <text:p>206.4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6656" calcext:value-type="float">
            <text:p>206.4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9912" calcext:value-type="float">
            <text:p>206.5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9184" calcext:value-type="float">
            <text:p>206.0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77032" calcext:value-type="float">
            <text:p>206.3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5256" calcext:value-type="float">
            <text:p>206.6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7952" calcext:value-type="float">
            <text:p>206.1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7096" calcext:value-type="float">
            <text:p>206.1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2064" calcext:value-type="float">
            <text:p>206.2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8096" calcext:value-type="float">
            <text:p>206.5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8264" calcext:value-type="float">
            <text:p>206.3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8472" calcext:value-type="float">
            <text:p>206.4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12896" calcext:value-type="float">
            <text:p>206.8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6864" calcext:value-type="float">
            <text:p>206.5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17824" calcext:value-type="float">
            <text:p>206.6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22752" calcext:value-type="float">
            <text:p>206.4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4632" calcext:value-type="float">
            <text:p>206.2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7848" calcext:value-type="float">
            <text:p>206.0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686" calcext:value-type="float">
            <text:p>205.9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0312" calcext:value-type="float">
            <text:p>205.9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384" calcext:value-type="float">
            <text:p>205.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3632" calcext:value-type="float">
            <text:p>205.8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7056" calcext:value-type="float">
            <text:p>205.8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764" calcext:value-type="float">
            <text:p>205.9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62504" calcext:value-type="float">
            <text:p>205.9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6888" calcext:value-type="float">
            <text:p>205.9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2024" calcext:value-type="float">
            <text:p>205.9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28976" calcext:value-type="float">
            <text:p>205.9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6784" calcext:value-type="float">
            <text:p>205.9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812" calcext:value-type="float">
            <text:p>205.9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7744" calcext:value-type="float">
            <text:p>205.9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052" calcext:value-type="float">
            <text:p>206.0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8224" calcext:value-type="float">
            <text:p>206.0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3192" calcext:value-type="float">
            <text:p>206.1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8056" calcext:value-type="float">
            <text:p>206.1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3336" calcext:value-type="float">
            <text:p>206.5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6448" calcext:value-type="float">
            <text:p>206.2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6448" calcext:value-type="float">
            <text:p>206.2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6344" calcext:value-type="float">
            <text:p>206.2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48" calcext:value-type="float">
            <text:p>206.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956" calcext:value-type="float">
            <text:p>206.0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9288" calcext:value-type="float">
            <text:p>206.1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7784" calcext:value-type="float">
            <text:p>206.2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9976" calcext:value-type="float">
            <text:p>206.3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5592" calcext:value-type="float">
            <text:p>206.2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628" calcext:value-type="float">
            <text:p>206.4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82416" calcext:value-type="float">
            <text:p>206.7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7592" calcext:value-type="float">
            <text:p>207.0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30928" calcext:value-type="float">
            <text:p>207.8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74896" calcext:value-type="float">
            <text:p>207.5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37864" calcext:value-type="float">
            <text:p>206.9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4632" calcext:value-type="float">
            <text:p>206.2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9224" calcext:value-type="float">
            <text:p>206.3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9328" calcext:value-type="float">
            <text:p>206.4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0432" calcext:value-type="float">
            <text:p>206.9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1104" calcext:value-type="float">
            <text:p>206.1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73984" calcext:value-type="float">
            <text:p>206.3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8744" calcext:value-type="float">
            <text:p>206.3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772" calcext:value-type="float">
            <text:p>206.5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9392" calcext:value-type="float">
            <text:p>206.2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5528" calcext:value-type="float">
            <text:p>206.5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72" calcext:value-type="float">
            <text:p>206.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3656" calcext:value-type="float">
            <text:p>205.2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184" calcext:value-type="float">
            <text:p>205.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0232" calcext:value-type="float">
            <text:p>205.3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0312" calcext:value-type="float">
            <text:p>205.9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87728" calcext:value-type="float">
            <text:p>205.0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952" calcext:value-type="float">
            <text:p>205.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31568" calcext:value-type="float">
            <text:p>205.3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5328" calcext:value-type="float">
            <text:p>204.9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9024" calcext:value-type="float">
            <text:p>204.7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8584" calcext:value-type="float">
            <text:p>205.0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4304" calcext:value-type="float">
            <text:p>205.1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5368" calcext:value-type="float">
            <text:p>205.2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15744" calcext:value-type="float">
            <text:p>205.2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7768" calcext:value-type="float">
            <text:p>205.4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3096" calcext:value-type="float">
            <text:p>204.6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7312" calcext:value-type="float">
            <text:p>204.8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1904" calcext:value-type="float">
            <text:p>204.9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7896" calcext:value-type="float">
            <text:p>204.9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35912" calcext:value-type="float">
            <text:p>205.0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4376" calcext:value-type="float">
            <text:p>205.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03224" calcext:value-type="float">
            <text:p>204.1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8816" calcext:value-type="float">
            <text:p>204.6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8168" calcext:value-type="float">
            <text:p>204.7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228" calcext:value-type="float">
            <text:p>204.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9464" calcext:value-type="float">
            <text:p>204.4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5056" calcext:value-type="float">
            <text:p>205.0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37336" calcext:value-type="float">
            <text:p>204.2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3848" calcext:value-type="float">
            <text:p>204.5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1592" calcext:value-type="float">
            <text:p>204.7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8712" calcext:value-type="float">
            <text:p>204.5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06272" calcext:value-type="float">
            <text:p>204.1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0008" calcext:value-type="float">
            <text:p>204.2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7376" calcext:value-type="float">
            <text:p>204.5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5496" calcext:value-type="float">
            <text:p>204.7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0904" calcext:value-type="float">
            <text:p>204.5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0232" calcext:value-type="float">
            <text:p>205.3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04136" calcext:value-type="float">
            <text:p>205.3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40384" calcext:value-type="float">
            <text:p>204.2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22" calcext:value-type="float">
            <text:p>204.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3888" calcext:value-type="float">
            <text:p>204.8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7696" calcext:value-type="float">
            <text:p>204.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25144" calcext:value-type="float">
            <text:p>204.2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9784" calcext:value-type="float">
            <text:p>203.2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3648" calcext:value-type="float">
            <text:p>202.9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968" calcext:value-type="float">
            <text:p>203.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38888" calcext:value-type="float">
            <text:p>202.9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51664" calcext:value-type="float">
            <text:p>203.0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2376" calcext:value-type="float">
            <text:p>202.6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30456" calcext:value-type="float">
            <text:p>202.5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008" calcext:value-type="float">
            <text:p>202.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43232" calcext:value-type="float">
            <text:p>202.6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4816" calcext:value-type="float">
            <text:p>202.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84152" calcext:value-type="float">
            <text:p>202.3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9288" calcext:value-type="float">
            <text:p>202.3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9184" calcext:value-type="float">
            <text:p>202.2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9496" calcext:value-type="float">
            <text:p>202.4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81688" calcext:value-type="float">
            <text:p>202.4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9224" calcext:value-type="float">
            <text:p>202.5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79936" calcext:value-type="float">
            <text:p>202.1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1544" calcext:value-type="float">
            <text:p>202.0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5448" calcext:value-type="float">
            <text:p>202.0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01856" calcext:value-type="float">
            <text:p>202.3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2812" calcext:value-type="float">
            <text:p>202.1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63528" calcext:value-type="float">
            <text:p>201.9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8768" calcext:value-type="float">
            <text:p>201.9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908" calcext:value-type="float">
            <text:p>202.1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288" calcext:value-type="float">
            <text:p>202.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524" calcext:value-type="float">
            <text:p>201.9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288" calcext:value-type="float">
            <text:p>202.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9288" calcext:value-type="float">
            <text:p>202.3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87912" calcext:value-type="float">
            <text:p>201.9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6048" calcext:value-type="float">
            <text:p>201.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2568" calcext:value-type="float">
            <text:p>201.9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92128" calcext:value-type="float">
            <text:p>202.1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4008" calcext:value-type="float">
            <text:p>201.9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2568" calcext:value-type="float">
            <text:p>201.9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7704" calcext:value-type="float">
            <text:p>201.8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2672" calcext:value-type="float">
            <text:p>201.9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2568" calcext:value-type="float">
            <text:p>201.9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3696" calcext:value-type="float">
            <text:p>201.7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5952" calcext:value-type="float">
            <text:p>201.5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0816" calcext:value-type="float">
            <text:p>201.6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5264" calcext:value-type="float">
            <text:p>201.3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2904" calcext:value-type="float">
            <text:p>201.5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5952" calcext:value-type="float">
            <text:p>201.5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9376" calcext:value-type="float">
            <text:p>201.5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0984" calcext:value-type="float">
            <text:p>201.4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78184" calcext:value-type="float">
            <text:p>201.8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476" calcext:value-type="float">
            <text:p>201.9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0648" calcext:value-type="float">
            <text:p>201.7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616" calcext:value-type="float">
            <text:p>201.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0648" calcext:value-type="float">
            <text:p>201.7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2048" calcext:value-type="float">
            <text:p>201.5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2904" calcext:value-type="float">
            <text:p>201.5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8624" calcext:value-type="float">
            <text:p>201.5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568" calcext:value-type="float">
            <text:p>201.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6048" calcext:value-type="float">
            <text:p>201.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8352" calcext:value-type="float">
            <text:p>201.6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8248" calcext:value-type="float">
            <text:p>201.6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3592" calcext:value-type="float">
            <text:p>201.7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9792" calcext:value-type="float">
            <text:p>201.7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1504" calcext:value-type="float">
            <text:p>201.7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856" calcext:value-type="float">
            <text:p>201.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3216" calcext:value-type="float">
            <text:p>201.7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7224" calcext:value-type="float">
            <text:p>201.8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4176" calcext:value-type="float">
            <text:p>201.8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25784" calcext:value-type="float">
            <text:p>201.7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524" calcext:value-type="float">
            <text:p>201.9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0336" calcext:value-type="float">
            <text:p>201.5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76" calcext:value-type="float">
            <text:p>201.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0752" calcext:value-type="float">
            <text:p>201.8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63528" calcext:value-type="float">
            <text:p>201.9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22736" calcext:value-type="float">
            <text:p>201.7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2528" calcext:value-type="float">
            <text:p>201.5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996" calcext:value-type="float">
            <text:p>201.6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5952" calcext:value-type="float">
            <text:p>201.5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1672" calcext:value-type="float">
            <text:p>201.5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2528" calcext:value-type="float">
            <text:p>201.5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6912" calcext:value-type="float">
            <text:p>201.6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5848" calcext:value-type="float">
            <text:p>201.4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6328" calcext:value-type="float">
            <text:p>201.5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3592" calcext:value-type="float">
            <text:p>201.7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8248" calcext:value-type="float">
            <text:p>201.6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7392" calcext:value-type="float">
            <text:p>201.6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25784" calcext:value-type="float">
            <text:p>201.7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6536" calcext:value-type="float">
            <text:p>201.6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6744" calcext:value-type="float">
            <text:p>201.7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7392" calcext:value-type="float">
            <text:p>201.6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6536" calcext:value-type="float">
            <text:p>201.6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3216" calcext:value-type="float">
            <text:p>201.7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3968" calcext:value-type="float">
            <text:p>201.6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61776" calcext:value-type="float">
            <text:p>201.6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6264" calcext:value-type="float">
            <text:p>201.7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1608" calcext:value-type="float">
            <text:p>201.8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096" calcext:value-type="float">
            <text:p>201.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6408" calcext:value-type="float">
            <text:p>202.1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36096" calcext:value-type="float">
            <text:p>201.9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25072" calcext:value-type="float">
            <text:p>202.1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004" calcext:value-type="float">
            <text:p>202.2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7888" calcext:value-type="float">
            <text:p>202.5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292" calcext:value-type="float">
            <text:p>202.4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87784" calcext:value-type="float">
            <text:p>202.4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8176" calcext:value-type="float">
            <text:p>203.3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668" calcext:value-type="float">
            <text:p>202.0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09832" calcext:value-type="float">
            <text:p>202.1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8496" calcext:value-type="float">
            <text:p>202.0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5928" calcext:value-type="float">
            <text:p>202.1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336" calcext:value-type="float">
            <text:p>202.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55552" calcext:value-type="float">
            <text:p>202.1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67744" calcext:value-type="float">
            <text:p>202.1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46992" calcext:value-type="float">
            <text:p>202.2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2144" calcext:value-type="float">
            <text:p>202.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70208" calcext:value-type="float">
            <text:p>202.0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55552" calcext:value-type="float">
            <text:p>202.1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8704" calcext:value-type="float">
            <text:p>202.2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288" calcext:value-type="float">
            <text:p>202.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7264" calcext:value-type="float">
            <text:p>202.1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1168" calcext:value-type="float">
            <text:p>202.1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9184" calcext:value-type="float">
            <text:p>202.2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956" calcext:value-type="float">
            <text:p>202.2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71376" calcext:value-type="float">
            <text:p>202.2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77472" calcext:value-type="float">
            <text:p>202.2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1272" calcext:value-type="float">
            <text:p>202.2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40896" calcext:value-type="float">
            <text:p>202.2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8704" calcext:value-type="float">
            <text:p>202.2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6408" calcext:value-type="float">
            <text:p>202.1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2608" calcext:value-type="float">
            <text:p>202.2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61648" calcext:value-type="float">
            <text:p>202.1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67744" calcext:value-type="float">
            <text:p>202.1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288" calcext:value-type="float">
            <text:p>202.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6632" calcext:value-type="float">
            <text:p>203.1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4216" calcext:value-type="float">
            <text:p>202.1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1168" calcext:value-type="float">
            <text:p>202.1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9248" calcext:value-type="float">
            <text:p>202.0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9728" calcext:value-type="float">
            <text:p>202.0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84864" calcext:value-type="float">
            <text:p>201.9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70208" calcext:value-type="float">
            <text:p>202.0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6512" calcext:value-type="float">
            <text:p>202.2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2296" calcext:value-type="float">
            <text:p>202.0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1544" calcext:value-type="float">
            <text:p>202.0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92128" calcext:value-type="float">
            <text:p>202.1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3464" calcext:value-type="float">
            <text:p>202.2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7032" calcext:value-type="float">
            <text:p>202.5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27408" calcext:value-type="float">
            <text:p>202.5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1144" calcext:value-type="float">
            <text:p>202.7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52248" calcext:value-type="float">
            <text:p>203.1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97384" calcext:value-type="float">
            <text:p>203.0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6528" calcext:value-type="float">
            <text:p>203.1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5128" calcext:value-type="float">
            <text:p>203.3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92584" calcext:value-type="float">
            <text:p>202.7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6632" calcext:value-type="float">
            <text:p>202.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344" calcext:value-type="float">
            <text:p>202.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04776" calcext:value-type="float">
            <text:p>202.8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7676" calcext:value-type="float">
            <text:p>202.6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2376" calcext:value-type="float">
            <text:p>202.6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4568" calcext:value-type="float">
            <text:p>202.6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158" calcext:value-type="float">
            <text:p>202.6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2436" calcext:value-type="float">
            <text:p>202.5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82856" calcext:value-type="float">
            <text:p>202.6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6864" calcext:value-type="float">
            <text:p>202.7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6448" calcext:value-type="float">
            <text:p>202.4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484" calcext:value-type="float">
            <text:p>202.5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7196" calcext:value-type="float">
            <text:p>202.3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4816" calcext:value-type="float">
            <text:p>202.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45696" calcext:value-type="float">
            <text:p>202.5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396" calcext:value-type="float">
            <text:p>202.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8264" calcext:value-type="float">
            <text:p>202.5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1792" calcext:value-type="float">
            <text:p>202.5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21896" calcext:value-type="float">
            <text:p>202.6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5216" calcext:value-type="float">
            <text:p>202.5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94464" calcext:value-type="float">
            <text:p>202.5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7032" calcext:value-type="float">
            <text:p>202.5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36552" calcext:value-type="float">
            <text:p>202.5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75592" calcext:value-type="float">
            <text:p>202.4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5424" calcext:value-type="float">
            <text:p>202.6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6864" calcext:value-type="float">
            <text:p>202.7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3336" calcext:value-type="float">
            <text:p>202.7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9536" calcext:value-type="float">
            <text:p>202.7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4504" calcext:value-type="float">
            <text:p>202.9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964" calcext:value-type="float">
            <text:p>202.8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4568" calcext:value-type="float">
            <text:p>202.6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3816" calcext:value-type="float">
            <text:p>202.7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3772" calcext:value-type="float">
            <text:p>202.7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01728" calcext:value-type="float">
            <text:p>202.8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7344" calcext:value-type="float">
            <text:p>202.7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5424" calcext:value-type="float">
            <text:p>202.6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8096" calcext:value-type="float">
            <text:p>202.6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3544" calcext:value-type="float">
            <text:p>202.8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0392" calcext:value-type="float">
            <text:p>202.7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59056" calcext:value-type="float">
            <text:p>202.7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5424" calcext:value-type="float">
            <text:p>202.6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7676" calcext:value-type="float">
            <text:p>202.6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9264" calcext:value-type="float">
            <text:p>202.8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49328" calcext:value-type="float">
            <text:p>202.6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97512" calcext:value-type="float">
            <text:p>202.5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152" calcext:value-type="float">
            <text:p>202.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85904" calcext:value-type="float">
            <text:p>202.6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9704" calcext:value-type="float">
            <text:p>202.6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1248" calcext:value-type="float">
            <text:p>202.7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6176" calcext:value-type="float">
            <text:p>202.5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2152" calcext:value-type="float">
            <text:p>201.6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044" calcext:value-type="float">
            <text:p>201.6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044" calcext:value-type="float">
            <text:p>201.6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9104" calcext:value-type="float">
            <text:p>201.6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9688" calcext:value-type="float">
            <text:p>201.7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0752" calcext:value-type="float">
            <text:p>201.8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4072" calcext:value-type="float">
            <text:p>201.7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014" calcext:value-type="float">
            <text:p>201.7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472" calcext:value-type="float">
            <text:p>201.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5408" calcext:value-type="float">
            <text:p>201.7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0752" calcext:value-type="float">
            <text:p>201.8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8428" calcext:value-type="float">
            <text:p>201.8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61776" calcext:value-type="float">
            <text:p>201.6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6424" calcext:value-type="float">
            <text:p>201.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3552" calcext:value-type="float">
            <text:p>201.3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4616" calcext:value-type="float">
            <text:p>201.5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1088" calcext:value-type="float">
            <text:p>201.4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4888" calcext:value-type="float">
            <text:p>201.4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28" calcext:value-type="float">
            <text:p>201.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6432" calcext:value-type="float">
            <text:p>201.5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8624" calcext:value-type="float">
            <text:p>201.5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11584" calcext:value-type="float">
            <text:p>202.4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1088" calcext:value-type="float">
            <text:p>201.4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61776" calcext:value-type="float">
            <text:p>201.6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5952" calcext:value-type="float">
            <text:p>201.5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2904" calcext:value-type="float">
            <text:p>201.5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3864" calcext:value-type="float">
            <text:p>201.6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2528" calcext:value-type="float">
            <text:p>201.5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61192" calcext:value-type="float">
            <text:p>201.5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044" calcext:value-type="float">
            <text:p>201.6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472" calcext:value-type="float">
            <text:p>201.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34928" calcext:value-type="float">
            <text:p>201.7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092" calcext:value-type="float">
            <text:p>201.6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0336" calcext:value-type="float">
            <text:p>201.5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2256" calcext:value-type="float">
            <text:p>201.6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3968" calcext:value-type="float">
            <text:p>201.6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0168" calcext:value-type="float">
            <text:p>201.7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8936" calcext:value-type="float">
            <text:p>201.7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2256" calcext:value-type="float">
            <text:p>201.6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8352" calcext:value-type="float">
            <text:p>201.6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3592" calcext:value-type="float">
            <text:p>201.7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3188" calcext:value-type="float">
            <text:p>201.7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2152" calcext:value-type="float">
            <text:p>201.6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568" calcext:value-type="float">
            <text:p>201.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78" calcext:value-type="float">
            <text:p>203.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524" calcext:value-type="float">
            <text:p>201.9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668" calcext:value-type="float">
            <text:p>202.0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47576" calcext:value-type="float">
            <text:p>202.3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72544" calcext:value-type="float">
            <text:p>202.4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524" calcext:value-type="float">
            <text:p>201.9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48872" calcext:value-type="float">
            <text:p>202.0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9288" calcext:value-type="float">
            <text:p>202.3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2984" calcext:value-type="float">
            <text:p>202.1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668" calcext:value-type="float">
            <text:p>202.0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7264" calcext:value-type="float">
            <text:p>202.1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284" calcext:value-type="float">
            <text:p>201.7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3008" calcext:value-type="float">
            <text:p>201.6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5408" calcext:value-type="float">
            <text:p>201.7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24" calcext:value-type="float">
            <text:p>202.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73256" calcext:value-type="float">
            <text:p>202.0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39144" calcext:value-type="float">
            <text:p>201.9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1632" calcext:value-type="float">
            <text:p>201.2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6496" calcext:value-type="float">
            <text:p>201.3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0984" calcext:value-type="float">
            <text:p>201.4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6612" calcext:value-type="float">
            <text:p>201.3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9272" calcext:value-type="float">
            <text:p>201.4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37976" calcext:value-type="float">
            <text:p>201.7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34928" calcext:value-type="float">
            <text:p>201.7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0336" calcext:value-type="float">
            <text:p>201.5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8544" calcext:value-type="float">
            <text:p>200.9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7844" calcext:value-type="float">
            <text:p>200.8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66832" calcext:value-type="float">
            <text:p>200.9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24744" calcext:value-type="float">
            <text:p>201.0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804" calcext:value-type="float">
            <text:p>201.4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25328" calcext:value-type="float">
            <text:p>201.1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18064" calcext:value-type="float">
            <text:p>200.9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9504" calcext:value-type="float">
            <text:p>201.0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8" calcext:value-type="float">
            <text:p>201.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97896" calcext:value-type="float">
            <text:p>201.0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8104" calcext:value-type="float">
            <text:p>201.2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1616" calcext:value-type="float">
            <text:p>200.3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9048" calcext:value-type="float">
            <text:p>200.4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44456" calcext:value-type="float">
            <text:p>200.2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9216" calcext:value-type="float">
            <text:p>200.2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2848" calcext:value-type="float">
            <text:p>200.3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6648" calcext:value-type="float">
            <text:p>200.2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5792" calcext:value-type="float">
            <text:p>200.2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5144" calcext:value-type="float">
            <text:p>200.4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4224" calcext:value-type="float">
            <text:p>200.6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32136" calcext:value-type="float">
            <text:p>200.7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75392" calcext:value-type="float">
            <text:p>200.8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94264" calcext:value-type="float">
            <text:p>200.9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8816" calcext:value-type="float">
            <text:p>200.8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9504" calcext:value-type="float">
            <text:p>201.0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6896" calcext:value-type="float">
            <text:p>200.7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91216" calcext:value-type="float">
            <text:p>200.9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6792" calcext:value-type="float">
            <text:p>200.6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1032" calcext:value-type="float">
            <text:p>200.2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1368" calcext:value-type="float">
            <text:p>199.9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928" calcext:value-type="float">
            <text:p>199.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7088" calcext:value-type="float">
            <text:p>199.9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9932" calcext:value-type="float">
            <text:p>200.2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1784" calcext:value-type="float">
            <text:p>200.2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8116" calcext:value-type="float">
            <text:p>199.7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2264" calcext:value-type="float">
            <text:p>200.2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2432" calcext:value-type="float">
            <text:p>200.0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98" calcext:value-type="float">
            <text:p>200.3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364" calcext:value-type="float">
            <text:p>200.5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4352" calcext:value-type="float">
            <text:p>200.1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57232" calcext:value-type="float">
            <text:p>200.3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9552" calcext:value-type="float">
            <text:p>199.8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9448" calcext:value-type="float">
            <text:p>199.7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0536" calcext:value-type="float">
            <text:p>199.3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4688" calcext:value-type="float">
            <text:p>199.8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5128" calcext:value-type="float">
            <text:p>199.5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444" calcext:value-type="float">
            <text:p>199.3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6968" calcext:value-type="float">
            <text:p>199.0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6968" calcext:value-type="float">
            <text:p>199.0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1248" calcext:value-type="float">
            <text:p>198.9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436" calcext:value-type="float">
            <text:p>198.7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9536" calcext:value-type="float">
            <text:p>198.9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7136" calcext:value-type="float">
            <text:p>198.8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4192" calcext:value-type="float">
            <text:p>198.8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7552" calcext:value-type="float">
            <text:p>199.1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4064" calcext:value-type="float">
            <text:p>199.3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9952" calcext:value-type="float">
            <text:p>199.2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4712" calcext:value-type="float">
            <text:p>199.2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2872" calcext:value-type="float">
            <text:p>199.7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3272" calcext:value-type="float">
            <text:p>199.1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8824" calcext:value-type="float">
            <text:p>199.3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592" calcext:value-type="float">
            <text:p>199.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3672" calcext:value-type="float">
            <text:p>198.5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6864" calcext:value-type="float">
            <text:p>198.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7888" calcext:value-type="float">
            <text:p>198.7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1144" calcext:value-type="float">
            <text:p>198.8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7136" calcext:value-type="float">
            <text:p>198.8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7344" calcext:value-type="float">
            <text:p>198.9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1584" calcext:value-type="float">
            <text:p>198.6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2336" calcext:value-type="float">
            <text:p>198.5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82712" calcext:value-type="float">
            <text:p>198.4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768" calcext:value-type="float">
            <text:p>198.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1856" calcext:value-type="float">
            <text:p>198.4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96" calcext:value-type="float">
            <text:p>198.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2752" calcext:value-type="float">
            <text:p>198.8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1208" calcext:value-type="float">
            <text:p>198.6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0624" calcext:value-type="float">
            <text:p>198.5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1688" calcext:value-type="float">
            <text:p>198.6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42376" calcext:value-type="float">
            <text:p>198.8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6824" calcext:value-type="float">
            <text:p>198.6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3336" calcext:value-type="float">
            <text:p>198.9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57032" calcext:value-type="float">
            <text:p>198.7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58" calcext:value-type="float">
            <text:p>198.8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7824" calcext:value-type="float">
            <text:p>198.9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0832" calcext:value-type="float">
            <text:p>198.6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4904" calcext:value-type="float">
            <text:p>198.4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6572" calcext:value-type="float">
            <text:p>198.1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6864" calcext:value-type="float">
            <text:p>198.9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87256" calcext:value-type="float">
            <text:p>199.7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164" calcext:value-type="float">
            <text:p>199.8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7712" calcext:value-type="float">
            <text:p>200.3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964" calcext:value-type="float">
            <text:p>199.0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296" calcext:value-type="float">
            <text:p>198.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72528" calcext:value-type="float">
            <text:p>197.7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0296" calcext:value-type="float">
            <text:p>197.4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61504" calcext:value-type="float">
            <text:p>197.9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5132" calcext:value-type="float">
            <text:p>197.2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86856" calcext:value-type="float">
            <text:p>196.5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06896" calcext:value-type="float">
            <text:p>196.9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36792" calcext:value-type="float">
            <text:p>196.8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64352" calcext:value-type="float">
            <text:p>196.3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5696" calcext:value-type="float">
            <text:p>196.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6364" calcext:value-type="float">
            <text:p>196.7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96" calcext:value-type="float">
            <text:p>196.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86272" calcext:value-type="float">
            <text:p>196.4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0644" calcext:value-type="float">
            <text:p>196.3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27192" calcext:value-type="float">
            <text:p>196.2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55664" calcext:value-type="float">
            <text:p>196.9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53328" calcext:value-type="float">
            <text:p>196.5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10656" calcext:value-type="float">
            <text:p>196.5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08192" calcext:value-type="float">
            <text:p>196.6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7596" calcext:value-type="float">
            <text:p>196.2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64224" calcext:value-type="float">
            <text:p>196.8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1792" calcext:value-type="float">
            <text:p>196.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30824" calcext:value-type="float">
            <text:p>196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88736" calcext:value-type="float">
            <text:p>196.3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72912" calcext:value-type="float">
            <text:p>196.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1312" calcext:value-type="float">
            <text:p>196.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94248" calcext:value-type="float">
            <text:p>196.2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18048" calcext:value-type="float">
            <text:p>196.2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72328" calcext:value-type="float">
            <text:p>196.1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87568" calcext:value-type="float">
            <text:p>196.1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17464" calcext:value-type="float">
            <text:p>196.1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37632" calcext:value-type="float">
            <text:p>195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3212" calcext:value-type="float">
            <text:p>196.0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16296" calcext:value-type="float">
            <text:p>195.9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74792" calcext:value-type="float">
            <text:p>196.0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03976" calcext:value-type="float">
            <text:p>196.4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867528" calcext:value-type="float">
            <text:p>195.8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37632" calcext:value-type="float">
            <text:p>195.9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41264" calcext:value-type="float">
            <text:p>196.0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26608" calcext:value-type="float">
            <text:p>196.1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21096" calcext:value-type="float">
            <text:p>196.2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39384" calcext:value-type="float">
            <text:p>196.2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1312" calcext:value-type="float">
            <text:p>196.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62472" calcext:value-type="float">
            <text:p>196.5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35496" calcext:value-type="float">
            <text:p>197.1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42304" calcext:value-type="float">
            <text:p>196.7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7888" calcext:value-type="float">
            <text:p>196.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36208" calcext:value-type="float">
            <text:p>196.7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50608" calcext:value-type="float">
            <text:p>197.6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26936" calcext:value-type="float">
            <text:p>197.2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4276" calcext:value-type="float">
            <text:p>197.3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58128" calcext:value-type="float">
            <text:p>196.8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43016" calcext:value-type="float">
            <text:p>196.3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77128" calcext:value-type="float">
            <text:p>196.4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8452" calcext:value-type="float">
            <text:p>196.1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58256" calcext:value-type="float">
            <text:p>196.3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84392" calcext:value-type="float">
            <text:p>196.6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866" calcext:value-type="float">
            <text:p>197.5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1228" calcext:value-type="float">
            <text:p>197.3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63256" calcext:value-type="float">
            <text:p>198.2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7288" calcext:value-type="float">
            <text:p>197.7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44456" calcext:value-type="float">
            <text:p>200.2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63256" calcext:value-type="float">
            <text:p>198.2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50736" calcext:value-type="float">
            <text:p>197.1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64808" calcext:value-type="float">
            <text:p>196.9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81216" calcext:value-type="float">
            <text:p>197.1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10072" calcext:value-type="float">
            <text:p>196.4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4068" calcext:value-type="float">
            <text:p>195.9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8264" calcext:value-type="float">
            <text:p>196.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843144" calcext:value-type="float">
            <text:p>195.8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0916" calcext:value-type="float">
            <text:p>195.2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06112" calcext:value-type="float">
            <text:p>195.2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60976" calcext:value-type="float">
            <text:p>195.2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16552" calcext:value-type="float">
            <text:p>194.9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64864" calcext:value-type="float">
            <text:p>194.3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85032" calcext:value-type="float">
            <text:p>194.1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61816" calcext:value-type="float">
            <text:p>194.3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30296" calcext:value-type="float">
            <text:p>193.6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8996" calcext:value-type="float">
            <text:p>193.9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71672" calcext:value-type="float">
            <text:p>193.9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53968" calcext:value-type="float">
            <text:p>194.0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77184" calcext:value-type="float">
            <text:p>193.8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63824" calcext:value-type="float">
            <text:p>193.6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07208" calcext:value-type="float">
            <text:p>193.3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12136" calcext:value-type="float">
            <text:p>193.1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16936" calcext:value-type="float">
            <text:p>193.4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01112" calcext:value-type="float">
            <text:p>193.3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9748" calcext:value-type="float">
            <text:p>193.1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47544" calcext:value-type="float">
            <text:p>192.9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29256" calcext:value-type="float">
            <text:p>192.9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26792" calcext:value-type="float">
            <text:p>193.0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44368" calcext:value-type="float">
            <text:p>193.4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19984" calcext:value-type="float">
            <text:p>193.4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9372" calcext:value-type="float">
            <text:p>193.5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63824" calcext:value-type="float">
            <text:p>193.6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36392" calcext:value-type="float">
            <text:p>193.6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74264" calcext:value-type="float">
            <text:p>193.3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59608" calcext:value-type="float">
            <text:p>193.4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59608" calcext:value-type="float">
            <text:p>193.4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11424" calcext:value-type="float">
            <text:p>193.5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27248" calcext:value-type="float">
            <text:p>193.6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11424" calcext:value-type="float">
            <text:p>193.5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44952" calcext:value-type="float">
            <text:p>193.5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36392" calcext:value-type="float">
            <text:p>193.6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18688" calcext:value-type="float">
            <text:p>193.7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11424" calcext:value-type="float">
            <text:p>193.5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12008" calcext:value-type="float">
            <text:p>193.6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242" calcext:value-type="float">
            <text:p>193.6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49168" calcext:value-type="float">
            <text:p>193.7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5468" calcext:value-type="float">
            <text:p>193.6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75432" calcext:value-type="float">
            <text:p>193.5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2232" calcext:value-type="float">
            <text:p>193.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16808" calcext:value-type="float">
            <text:p>193.9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90672" calcext:value-type="float">
            <text:p>193.5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72968" calcext:value-type="float">
            <text:p>193.6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49168" calcext:value-type="float">
            <text:p>193.7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36976" calcext:value-type="float">
            <text:p>193.7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19856" calcext:value-type="float">
            <text:p>193.9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43656" calcext:value-type="float">
            <text:p>193.8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04616" calcext:value-type="float">
            <text:p>193.9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97352" calcext:value-type="float">
            <text:p>193.6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6136" calcext:value-type="float">
            <text:p>193.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65112" calcext:value-type="float">
            <text:p>195.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14472" calcext:value-type="float">
            <text:p>193.5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87624" calcext:value-type="float">
            <text:p>193.5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36392" calcext:value-type="float">
            <text:p>193.6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97352" calcext:value-type="float">
            <text:p>193.6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44368" calcext:value-type="float">
            <text:p>193.4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41904" calcext:value-type="float">
            <text:p>193.5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85744" calcext:value-type="float">
            <text:p>193.7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37432" calcext:value-type="float">
            <text:p>194.3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06496" calcext:value-type="float">
            <text:p>193.7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71088" calcext:value-type="float">
            <text:p>193.8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30168" calcext:value-type="float">
            <text:p>194.1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31464" calcext:value-type="float">
            <text:p>193.8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29" calcext:value-type="float">
            <text:p>193.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47288" calcext:value-type="float">
            <text:p>193.9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43784" calcext:value-type="float">
            <text:p>193.3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52672" calcext:value-type="float">
            <text:p>194.3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2524" calcext:value-type="float">
            <text:p>194.3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74976" calcext:value-type="float">
            <text:p>192.9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74264" calcext:value-type="float">
            <text:p>193.3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87496" calcext:value-type="float">
            <text:p>194.0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45408" calcext:value-type="float">
            <text:p>194.1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4716" calcext:value-type="float">
            <text:p>194.4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32888" calcext:value-type="float">
            <text:p>193.0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84832" calcext:value-type="float">
            <text:p>192.5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58824" calcext:value-type="float">
            <text:p>191.7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11096" calcext:value-type="float">
            <text:p>192.4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67712" calcext:value-type="float">
            <text:p>192.7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892936" calcext:value-type="float">
            <text:p>191.8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72312" calcext:value-type="float">
            <text:p>191.4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21408" calcext:value-type="float">
            <text:p>192.6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70432" calcext:value-type="float">
            <text:p>191.6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7912" calcext:value-type="float">
            <text:p>191.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07264" calcext:value-type="float">
            <text:p>190.7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5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19" calcext:value-type="float">
            <text:p>190.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09856" calcext:value-type="float">
            <text:p>190.1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48312" calcext:value-type="float">
            <text:p>189.9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75744" calcext:value-type="float">
            <text:p>189.9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08688" calcext:value-type="float">
            <text:p>189.9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12904" calcext:value-type="float">
            <text:p>190.1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59792" calcext:value-type="float">
            <text:p>190.3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87936" calcext:value-type="float">
            <text:p>189.9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16664" calcext:value-type="float">
            <text:p>189.7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05056" calcext:value-type="float">
            <text:p>189.8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60504" calcext:value-type="float">
            <text:p>189.9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8184" calcext:value-type="float">
            <text:p>189.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60504" calcext:value-type="float">
            <text:p>189.9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60504" calcext:value-type="float">
            <text:p>189.9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428" calcext:value-type="float">
            <text:p>190.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7996" calcext:value-type="float">
            <text:p>190.1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54992" calcext:value-type="float">
            <text:p>190.0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64136" calcext:value-type="float">
            <text:p>190.0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5616" calcext:value-type="float">
            <text:p>190.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02464" calcext:value-type="float">
            <text:p>190.4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35408" calcext:value-type="float">
            <text:p>190.3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02464" calcext:value-type="float">
            <text:p>190.4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74448" calcext:value-type="float">
            <text:p>190.2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09144" calcext:value-type="float">
            <text:p>190.5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46888" calcext:value-type="float">
            <text:p>190.7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26848" calcext:value-type="float">
            <text:p>190.4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60376" calcext:value-type="float">
            <text:p>190.4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32944" calcext:value-type="float">
            <text:p>190.4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20168" calcext:value-type="float">
            <text:p>190.3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48184" calcext:value-type="float">
            <text:p>190.4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51816" calcext:value-type="float">
            <text:p>190.5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82696" calcext:value-type="float">
            <text:p>193.7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0668" calcext:value-type="float">
            <text:p>190.6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45136" calcext:value-type="float">
            <text:p>190.4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97536" calcext:value-type="float">
            <text:p>190.5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0668" calcext:value-type="float">
            <text:p>190.6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5428" calcext:value-type="float">
            <text:p>190.4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21336" calcext:value-type="float">
            <text:p>190.5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18288" calcext:value-type="float">
            <text:p>190.5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87808" calcext:value-type="float">
            <text:p>190.4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58496" calcext:value-type="float">
            <text:p>190.6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46304" calcext:value-type="float">
            <text:p>190.6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8048" calcext:value-type="float">
            <text:p>190.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4384" calcext:value-type="float">
            <text:p>190.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85928" calcext:value-type="float">
            <text:p>190.6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49936" calcext:value-type="float">
            <text:p>190.7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64008" calcext:value-type="float">
            <text:p>190.5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3048" calcext:value-type="float">
            <text:p>190.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85344" calcext:value-type="float">
            <text:p>190.5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60248" calcext:value-type="float">
            <text:p>190.9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60248" calcext:value-type="float">
            <text:p>190.9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37744" calcext:value-type="float">
            <text:p>190.7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31064" calcext:value-type="float">
            <text:p>190.6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8476" calcext:value-type="float">
            <text:p>190.4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15952" calcext:value-type="float">
            <text:p>190.1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42088" calcext:value-type="float">
            <text:p>190.4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428" calcext:value-type="float">
            <text:p>190.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30608" calcext:value-type="float">
            <text:p>190.0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74576" calcext:value-type="float">
            <text:p>189.7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8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00128" calcext:value-type="float">
            <text:p>190.0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37872" calcext:value-type="float">
            <text:p>190.2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94032" calcext:value-type="float">
            <text:p>189.9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7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14784" calcext:value-type="float">
            <text:p>189.9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7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32488" calcext:value-type="float">
            <text:p>189.8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77752" calcext:value-type="float">
            <text:p>189.2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95456" calcext:value-type="float">
            <text:p>189.1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6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99672" calcext:value-type="float">
            <text:p>189.3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4364" calcext:value-type="float">
            <text:p>189.1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08232" calcext:value-type="float">
            <text:p>189.3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6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27688" calcext:value-type="float">
            <text:p>189.5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07648" calcext:value-type="float">
            <text:p>189.2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1984" calcext:value-type="float">
            <text:p>189.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4016" calcext:value-type="float">
            <text:p>189.1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37544" calcext:value-type="float">
            <text:p>189.1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5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71656" calcext:value-type="float">
            <text:p>189.2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55704" calcext:value-type="float">
            <text:p>189.6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6368" calcext:value-type="float">
            <text:p>189.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77752" calcext:value-type="float">
            <text:p>189.2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9604" calcext:value-type="float">
            <text:p>189.2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83264" calcext:value-type="float">
            <text:p>189.1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98504" calcext:value-type="float">
            <text:p>189.1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39296" calcext:value-type="float">
            <text:p>189.4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88648" calcext:value-type="float">
            <text:p>189.5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49024" calcext:value-type="float">
            <text:p>189.5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06352" calcext:value-type="float">
            <text:p>189.5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7036" calcext:value-type="float">
            <text:p>189.5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89232" calcext:value-type="float">
            <text:p>189.6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30736" calcext:value-type="float">
            <text:p>189.5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96496" calcext:value-type="float">
            <text:p>189.8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10568" calcext:value-type="float">
            <text:p>189.7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85144" calcext:value-type="float">
            <text:p>188.9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60176" calcext:value-type="float">
            <text:p>188.8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712" calcext:value-type="float">
            <text:p>188.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6264" calcext:value-type="float">
            <text:p>188.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11408" calcext:value-type="float">
            <text:p>188.8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33328" calcext:value-type="float">
            <text:p>188.9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61928" calcext:value-type="float">
            <text:p>189.1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94288" calcext:value-type="float">
            <text:p>188.9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33328" calcext:value-type="float">
            <text:p>188.9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40464" calcext:value-type="float">
            <text:p>189.6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7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14456" calcext:value-type="float">
            <text:p>188.8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57128" calcext:value-type="float">
            <text:p>188.8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05896" calcext:value-type="float">
            <text:p>188.9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0968" calcext:value-type="float">
            <text:p>189.1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09528" calcext:value-type="float">
            <text:p>189.0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96752" calcext:value-type="float">
            <text:p>188.8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3696" calcext:value-type="float">
            <text:p>189.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0968" calcext:value-type="float">
            <text:p>189.1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27816" calcext:value-type="float">
            <text:p>189.0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3508" calcext:value-type="float">
            <text:p>189.2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9416" calcext:value-type="float">
            <text:p>189.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7892" calcext:value-type="float">
            <text:p>189.4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7892" calcext:value-type="float">
            <text:p>189.4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1-0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2568" calcext:value-type="float">
            <text:p>190.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21008" calcext:value-type="float">
            <text:p>189.4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68608" calcext:value-type="float">
            <text:p>189.2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35664" calcext:value-type="float">
            <text:p>189.3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33912" calcext:value-type="float">
            <text:p>189.0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55832" calcext:value-type="float">
            <text:p>189.1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094" calcext:value-type="float">
            <text:p>189.5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9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7064" calcext:value-type="float">
            <text:p>189.1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68024" calcext:value-type="float">
            <text:p>189.1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70232" calcext:value-type="float">
            <text:p>190.0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65432" calcext:value-type="float">
            <text:p>189.7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94032" calcext:value-type="float">
            <text:p>189.9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64848" calcext:value-type="float">
            <text:p>189.6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524" calcext:value-type="float">
            <text:p>190.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2464" calcext:value-type="float">
            <text:p>189.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30608" calcext:value-type="float">
            <text:p>190.0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46304" calcext:value-type="float">
            <text:p>190.6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8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82296" calcext:value-type="float">
            <text:p>190.5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94616" calcext:value-type="float">
            <text:p>190.0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02464" calcext:value-type="float">
            <text:p>190.4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7328" calcext:value-type="float">
            <text:p>190.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7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68352" calcext:value-type="float">
            <text:p>190.2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7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49608" calcext:value-type="float">
            <text:p>189.6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81384" calcext:value-type="float">
            <text:p>189.3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6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71656" calcext:value-type="float">
            <text:p>189.2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29568" calcext:value-type="float">
            <text:p>189.3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4552" calcext:value-type="float">
            <text:p>188.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60304" calcext:value-type="float">
            <text:p>188.3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9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9" calcext:value-type="float">
            <text:p>121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9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9" calcext:value-type="float">
            <text:p>121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9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8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5912" calcext:value-type="float">
            <text:p>109.7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8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7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7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7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6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6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6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6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5102</text:p>
          </table:table-cell>
          <table:table-cell office:value-type="string" calcext:value-type="string">
            <text:p>196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82" meta:object-count="0"/>
    <meta:user-defined meta:name="AppVersion">3.0</meta:user-defined>
  </office:meta>
</office:document-meta>
</file>